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Geneva, Swiss, SunSans-Regular"/>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38df" officeooo:paragraph-rsid="001c38df"/>
    </style:style>
    <style:style style:name="P2" style:family="paragraph" style:parent-style-name="Standard">
      <style:text-properties officeooo:rsid="001e3bd4" officeooo:paragraph-rsid="001e3bd4"/>
    </style:style>
    <style:style style:name="P3" style:family="paragraph" style:parent-style-name="Standard">
      <style:text-properties officeooo:rsid="001e4167" officeooo:paragraph-rsid="001e4167"/>
    </style:style>
    <style:style style:name="P4" style:family="paragraph" style:parent-style-name="Standard">
      <style:text-properties officeooo:rsid="001f6ea7" officeooo:paragraph-rsid="001f6ea7"/>
    </style:style>
    <style:style style:name="P5" style:family="paragraph" style:parent-style-name="Standard">
      <style:text-properties officeooo:rsid="0022506f" officeooo:paragraph-rsid="0022506f"/>
    </style:style>
    <style:style style:name="P6" style:family="paragraph" style:parent-style-name="Standard">
      <style:text-properties fo:font-weight="bold" officeooo:rsid="0022506f" officeooo:paragraph-rsid="0022506f" style:font-weight-asian="bold" style:font-weight-complex="bold"/>
    </style:style>
    <style:style style:name="P7" style:family="paragraph" style:parent-style-name="Standard">
      <style:text-properties officeooo:rsid="0022d822" officeooo:paragraph-rsid="0022d822"/>
    </style:style>
    <style:style style:name="P8" style:family="paragraph" style:parent-style-name="Standard">
      <style:text-properties officeooo:rsid="00259603" officeooo:paragraph-rsid="00259603"/>
    </style:style>
    <style:style style:name="P9" style:family="paragraph" style:parent-style-name="Standard">
      <style:text-properties officeooo:rsid="00265035" officeooo:paragraph-rsid="00265035"/>
    </style:style>
    <style:style style:name="P10" style:family="paragraph" style:parent-style-name="Standard">
      <style:text-properties officeooo:rsid="0027f816" officeooo:paragraph-rsid="0027f816"/>
    </style:style>
    <style:style style:name="P11" style:family="paragraph" style:parent-style-name="Standard">
      <style:text-properties officeooo:rsid="00295eb8" officeooo:paragraph-rsid="0027f816"/>
    </style:style>
    <style:style style:name="P12" style:family="paragraph" style:parent-style-name="Standard">
      <style:text-properties officeooo:rsid="00295eb8" officeooo:paragraph-rsid="00295eb8"/>
    </style:style>
    <style:style style:name="P13" style:family="paragraph" style:parent-style-name="Standard">
      <style:text-properties officeooo:rsid="0029ccfb" officeooo:paragraph-rsid="0029ccfb"/>
    </style:style>
    <style:style style:name="P14" style:family="paragraph" style:parent-style-name="Standard">
      <style:text-properties officeooo:rsid="002a909c" officeooo:paragraph-rsid="002a909c"/>
    </style:style>
    <style:style style:name="P15" style:family="paragraph" style:parent-style-name="Standard">
      <style:text-properties officeooo:rsid="002d7caf" officeooo:paragraph-rsid="002dd79e"/>
    </style:style>
    <style:style style:name="P16" style:family="paragraph" style:parent-style-name="Standard">
      <style:text-properties officeooo:rsid="002ebf12" officeooo:paragraph-rsid="002ebf12"/>
    </style:style>
    <style:style style:name="P17" style:family="paragraph" style:parent-style-name="Standard">
      <style:text-properties officeooo:rsid="00319481" officeooo:paragraph-rsid="0032feab"/>
    </style:style>
    <style:style style:name="P18" style:family="paragraph" style:parent-style-name="Standard">
      <style:paragraph-properties fo:text-align="start" style:justify-single-word="false"/>
      <style:text-properties fo:color="#000000" loext:opacity="100%" fo:font-style="normal" fo:font-weight="normal" officeooo:rsid="0011c693" officeooo:paragraph-rsid="003e8f11"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color="#000000" loext:opacity="100%" fo:font-style="normal" fo:font-weight="normal" officeooo:rsid="00166fd1" officeooo:paragraph-rsid="003fcdb1"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color="#000000" loext:opacity="100%" fo:font-style="normal" fo:font-weight="normal" officeooo:rsid="00166fd1" officeooo:paragraph-rsid="0041df1a"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color="#000000" loext:opacity="100%" fo:font-style="normal" fo:font-weight="normal" officeooo:rsid="001edfc6" officeooo:paragraph-rsid="0041df1a"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color="#000000" loext:opacity="100%" fo:font-style="normal" fo:font-weight="normal" officeooo:rsid="002e67a5" officeooo:paragraph-rsid="0041df1a"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color="#000000" loext:opacity="100%" fo:font-style="normal" fo:font-weight="normal" officeooo:rsid="002cbe7e" officeooo:paragraph-rsid="0041df1a"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color="#000000" loext:opacity="100%" fo:font-style="normal" fo:font-weight="normal" officeooo:rsid="0044e48d" officeooo:paragraph-rsid="0044e48d"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color="#000000" loext:opacity="100%" fo:font-style="normal" fo:font-weight="normal" officeooo:rsid="0047b913" officeooo:paragraph-rsid="0047b913"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color="#000000" loext:opacity="100%" fo:font-style="normal" fo:font-weight="normal" officeooo:rsid="0048b166" officeooo:paragraph-rsid="0048b166"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color="#000000" loext:opacity="100%" fo:font-style="normal" fo:font-weight="normal" officeooo:rsid="00499057" officeooo:paragraph-rsid="00499057"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color="#000000" loext:opacity="100%" fo:font-style="normal" fo:font-weight="normal" officeooo:rsid="004a1cb5" officeooo:paragraph-rsid="004a1cb5"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color="#000000" loext:opacity="100%" fo:font-style="normal" fo:font-weight="normal" officeooo:rsid="004bd544" officeooo:paragraph-rsid="004bd544"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color="#000000" loext:opacity="100%" fo:font-style="normal" fo:font-weight="normal" officeooo:rsid="004c23e0" officeooo:paragraph-rsid="004c23e0"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color="#000000" loext:opacity="100%" fo:font-style="normal" fo:font-weight="normal" officeooo:rsid="004def43" officeooo:paragraph-rsid="004def43"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color="#000000" loext:opacity="100%" fo:font-style="normal" fo:font-weight="normal" officeooo:rsid="004f8992" officeooo:paragraph-rsid="004f8992"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color="#000000" loext:opacity="100%" fo:font-style="normal" fo:font-weight="normal" officeooo:rsid="004f93d4" officeooo:paragraph-rsid="0052aa4f"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color="#000000" loext:opacity="100%" fo:font-style="normal" fo:font-weight="normal" officeooo:rsid="006198f5" officeooo:paragraph-rsid="0052aa4f"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color="#000000" loext:opacity="100%" fo:font-style="normal" fo:font-weight="normal" officeooo:rsid="0052aa4f" officeooo:paragraph-rsid="0052aa4f"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color="#000000" loext:opacity="100%" fo:font-style="normal" fo:font-weight="normal" officeooo:rsid="00549cc7" officeooo:paragraph-rsid="00549cc7"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color="#000000" loext:opacity="100%" fo:font-style="normal" fo:font-weight="normal" officeooo:rsid="00549cc7" officeooo:paragraph-rsid="00577544"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color="#000000" loext:opacity="100%" fo:font-style="normal" fo:font-weight="normal" officeooo:rsid="00558c76" officeooo:paragraph-rsid="00558c76"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color="#000000" loext:opacity="100%" fo:font-style="normal" fo:font-weight="normal" officeooo:rsid="00593579" officeooo:paragraph-rsid="00593579"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color="#000000" loext:opacity="100%" fo:font-style="normal" fo:font-weight="normal" officeooo:rsid="005a095b" officeooo:paragraph-rsid="005a095b"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color="#000000" loext:opacity="100%" fo:font-style="normal" fo:font-weight="normal" officeooo:rsid="005d87b5" officeooo:paragraph-rsid="005d87b5"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color="#000000" loext:opacity="100%" fo:font-style="normal" fo:font-weight="normal" officeooo:rsid="005f4cb5" officeooo:paragraph-rsid="005f4cb5"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color="#000000" loext:opacity="100%" fo:font-style="normal" fo:font-weight="normal" officeooo:rsid="005f4cb5" officeooo:paragraph-rsid="006132a6"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color="#000000" loext:opacity="100%" fo:font-style="normal" fo:font-weight="normal" officeooo:rsid="0061b5f4" officeooo:paragraph-rsid="0061b5f4"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color="#000000" loext:opacity="100%" fo:font-style="normal" fo:font-weight="normal" officeooo:rsid="0081318d" officeooo:paragraph-rsid="006c4e3b"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color="#000000" loext:opacity="100%" fo:font-style="normal" fo:font-weight="normal" officeooo:rsid="00845926" officeooo:paragraph-rsid="006c4e3b"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color="#000000" loext:opacity="100%" fo:font-style="normal" fo:font-weight="normal" officeooo:rsid="011810a2" officeooo:paragraph-rsid="006c4e3b"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color="#000000" loext:opacity="100%" fo:font-style="normal" fo:font-weight="normal" officeooo:rsid="011810a2" officeooo:paragraph-rsid="00899c35"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color="#000000" loext:opacity="100%" fo:font-style="normal" fo:font-weight="normal" officeooo:rsid="009812dd" officeooo:paragraph-rsid="007119b8"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color="#000000" loext:opacity="100%" fo:font-style="normal" fo:font-weight="normal" officeooo:rsid="009a5b43" officeooo:paragraph-rsid="006c4e3b"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color="#000000" loext:opacity="100%" fo:font-style="normal" fo:font-weight="normal" officeooo:rsid="009bbf95" officeooo:paragraph-rsid="006c4e3b"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color="#000000" loext:opacity="100%" fo:font-style="normal" fo:font-weight="normal" officeooo:rsid="009c0298" officeooo:paragraph-rsid="006c4e3b"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color="#000000" loext:opacity="100%" fo:font-style="normal" fo:font-weight="normal" officeooo:rsid="009ed117" officeooo:paragraph-rsid="006c4e3b"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color="#000000" loext:opacity="100%" fo:font-style="normal" fo:font-weight="normal" officeooo:rsid="00a0a8ee" officeooo:paragraph-rsid="006c4e3b"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color="#000000" loext:opacity="100%" fo:font-style="normal" fo:font-weight="normal" officeooo:rsid="00a1b422" officeooo:paragraph-rsid="006c4e3b"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color="#000000" loext:opacity="100%" fo:font-style="normal" fo:font-weight="normal" officeooo:rsid="00a76e1d" officeooo:paragraph-rsid="006c4e3b"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color="#000000" loext:opacity="100%" fo:font-style="normal" fo:font-weight="normal" officeooo:rsid="00a8242f" officeooo:paragraph-rsid="006c4e3b"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color="#000000" loext:opacity="100%" fo:font-style="normal" fo:font-weight="normal" officeooo:rsid="00a8bd81" officeooo:paragraph-rsid="006c4e3b"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color="#000000" loext:opacity="100%" fo:font-style="normal" fo:font-weight="normal" officeooo:rsid="00c42141" officeooo:paragraph-rsid="00799737"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color="#000000" loext:opacity="100%" fo:font-style="normal" fo:font-weight="normal" officeooo:rsid="00c9ffb9" officeooo:paragraph-rsid="00799737"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color="#000000" loext:opacity="100%" fo:font-style="normal" fo:font-weight="normal" officeooo:rsid="00cf5164" officeooo:paragraph-rsid="007ab324"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color="#000000" loext:opacity="100%" fo:font-style="normal" fo:font-weight="normal" officeooo:rsid="00dac2c8" officeooo:paragraph-rsid="007bfff5"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color="#000000" loext:opacity="100%" fo:font-style="normal" fo:font-weight="normal" officeooo:rsid="00dc0a65" officeooo:paragraph-rsid="007bfff5"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color="#000000" loext:opacity="100%" fo:font-style="normal" fo:font-weight="normal" officeooo:rsid="0102d9b0" officeooo:paragraph-rsid="00899c35"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color="#000000" loext:opacity="100%" fo:font-style="normal" fo:font-weight="normal" officeooo:rsid="01046045" officeooo:paragraph-rsid="00899c35"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color="#000000" loext:opacity="100%" fo:font-style="normal" fo:font-weight="normal" officeooo:rsid="01079d5d" officeooo:paragraph-rsid="00899c35"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color="#000000" loext:opacity="100%" fo:font-style="normal" fo:font-weight="normal" officeooo:rsid="010aecd1" officeooo:paragraph-rsid="00899c35"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color="#000000" loext:opacity="100%" fo:font-style="normal" fo:font-weight="normal" officeooo:rsid="010d17f7" officeooo:paragraph-rsid="00899c35"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color="#000000" loext:opacity="100%" fo:font-style="normal" fo:font-weight="normal" officeooo:rsid="010ef9d6" officeooo:paragraph-rsid="00899c35"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color="#000000" loext:opacity="100%" fo:font-style="normal" fo:font-weight="normal" officeooo:rsid="010f6cbb" officeooo:paragraph-rsid="00899c35"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color="#000000" loext:opacity="100%" fo:font-style="normal" fo:font-weight="normal" officeooo:rsid="00747854" officeooo:paragraph-rsid="00747854"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color="#000000" loext:opacity="100%" fo:font-style="normal" fo:font-weight="normal" officeooo:rsid="00783489" officeooo:paragraph-rsid="00783489"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color="#000000" loext:opacity="100%" fo:font-style="normal" fo:font-weight="normal" officeooo:rsid="007ab324" officeooo:paragraph-rsid="007ab324"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color="#000000" loext:opacity="100%" fo:font-style="normal" fo:font-weight="normal" officeooo:rsid="007aec7f" officeooo:paragraph-rsid="007aec7f"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color="#000000" loext:opacity="100%" fo:font-style="normal" fo:font-weight="normal" officeooo:rsid="007bfff5" officeooo:paragraph-rsid="007bfff5"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color="#000000" loext:opacity="100%" fo:font-style="normal" fo:font-weight="normal" officeooo:rsid="007dc767" officeooo:paragraph-rsid="007dc767"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color="#000000" loext:opacity="100%" fo:font-style="normal" fo:font-weight="normal" officeooo:rsid="007ef9a5" officeooo:paragraph-rsid="007ef9a5"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color="#000000" loext:opacity="100%" fo:font-style="normal" fo:font-weight="normal" officeooo:rsid="007fc3e1" officeooo:paragraph-rsid="007fc3e1"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color="#000000" loext:opacity="100%" fo:font-style="normal" fo:font-weight="normal" officeooo:rsid="00807607" officeooo:paragraph-rsid="00807607"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color="#000000" loext:opacity="100%" fo:font-style="normal" fo:font-weight="normal" officeooo:rsid="0081ed6f" officeooo:paragraph-rsid="0081ed6f"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color="#000000" loext:opacity="100%" fo:font-style="normal" fo:font-weight="normal" officeooo:rsid="00858903" officeooo:paragraph-rsid="00858903"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color="#000000" loext:opacity="100%" fo:font-style="normal" fo:font-weight="normal" officeooo:rsid="00858903" officeooo:paragraph-rsid="0088c371"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color="#000000" loext:opacity="100%" fo:font-style="normal" fo:font-weight="normal" officeooo:rsid="0120a4b4" officeooo:paragraph-rsid="00899c35"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color="#000000" loext:opacity="100%" fo:font-style="normal" fo:font-weight="normal" officeooo:rsid="011ee074" officeooo:paragraph-rsid="00899c35"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color="#000000" loext:opacity="100%" fo:font-style="normal" fo:font-weight="normal" officeooo:rsid="0120359e" officeooo:paragraph-rsid="00899c35"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color="#000000" loext:opacity="100%" fo:font-style="normal" fo:font-weight="normal" officeooo:rsid="00899c35" officeooo:paragraph-rsid="00899c35"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color="#000000" loext:opacity="100%" fo:font-style="normal" fo:font-weight="normal" officeooo:rsid="0089c7ef" officeooo:paragraph-rsid="0089c7ef"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loext:opacity="100%" fo:font-style="normal" fo:font-weight="normal" officeooo:paragraph-rsid="006760c4"/>
    </style:style>
    <style:style style:name="P89" style:family="paragraph" style:parent-style-name="Standard">
      <style:paragraph-properties fo:text-align="start" style:justify-single-word="false"/>
      <style:text-properties fo:color="#000000" loext:opacity="100%" fo:font-style="normal" fo:font-weight="normal" officeooo:rsid="006760c4" officeooo:paragraph-rsid="006760c4"/>
    </style:style>
    <style:style style:name="P90" style:family="paragraph" style:parent-style-name="Standard">
      <style:paragraph-properties fo:text-align="start" style:justify-single-word="false"/>
      <style:text-properties fo:color="#000000" loext:opacity="100%" fo:font-style="normal" fo:font-weight="normal" officeooo:rsid="006760c4" officeooo:paragraph-rsid="006c4e3b"/>
    </style:style>
    <style:style style:name="P91" style:family="paragraph" style:parent-style-name="Standard">
      <style:paragraph-properties fo:text-align="start" style:justify-single-word="false"/>
      <style:text-properties fo:color="#000000" loext:opacity="100%" fo:font-style="normal" fo:font-weight="bold" officeooo:rsid="000d9a4e" officeooo:paragraph-rsid="003592f4" style:font-style-asian="normal" style:font-weight-asian="bold" style:font-style-complex="normal" style:font-weight-complex="bold"/>
    </style:style>
    <style:style style:name="P92" style:family="paragraph" style:parent-style-name="Standard">
      <style:paragraph-properties fo:text-align="start" style:justify-single-word="false"/>
      <style:text-properties fo:color="#000000" loext:opacity="100%" fo:font-style="normal" fo:font-weight="bold" officeooo:rsid="002ebf12" officeooo:paragraph-rsid="003592f4" style:font-style-asian="normal" style:font-weight-asian="bold" style:font-style-complex="normal" style:font-weight-complex="bold"/>
    </style:style>
    <style:style style:name="P93" style:family="paragraph" style:parent-style-name="Standard">
      <style:paragraph-properties fo:text-align="start" style:justify-single-word="false"/>
      <style:text-properties fo:color="#000000" loext:opacity="100%" fo:font-style="normal" fo:font-weight="bold" officeooo:rsid="0040bf23" officeooo:paragraph-rsid="0040bf23" style:font-style-asian="normal" style:font-weight-asian="bold" style:font-style-complex="normal" style:font-weight-complex="bold"/>
    </style:style>
    <style:style style:name="P94" style:family="paragraph" style:parent-style-name="Standard">
      <style:paragraph-properties fo:text-align="start" style:justify-single-word="false"/>
      <style:text-properties fo:color="#000000" loext:opacity="100%" fo:font-style="normal" fo:font-weight="bold" officeooo:rsid="002c208e" officeooo:paragraph-rsid="0041df1a" style:font-style-asian="normal" style:font-weight-asian="bold" style:font-style-complex="normal" style:font-weight-complex="bold"/>
    </style:style>
    <style:style style:name="P95" style:family="paragraph" style:parent-style-name="Standard">
      <style:paragraph-properties fo:text-align="start" style:justify-single-word="false"/>
      <style:text-properties fo:color="#000000" loext:opacity="100%" fo:font-style="normal" fo:font-weight="bold" officeooo:rsid="004f8992" officeooo:paragraph-rsid="004f8992" style:font-style-asian="normal" style:font-weight-asian="bold" style:font-style-complex="normal" style:font-weight-complex="bold"/>
    </style:style>
    <style:style style:name="P96" style:family="paragraph" style:parent-style-name="Standard">
      <style:paragraph-properties fo:text-align="start" style:justify-single-word="false"/>
      <style:text-properties fo:color="#000000" loext:opacity="100%" fo:font-style="normal" fo:font-weight="bold" officeooo:rsid="00549cc7" officeooo:paragraph-rsid="00577544" style:font-style-asian="normal" style:font-weight-asian="bold" style:font-style-complex="normal" style:font-weight-complex="bold"/>
    </style:style>
    <style:style style:name="P97" style:family="paragraph" style:parent-style-name="Standard">
      <style:paragraph-properties fo:text-align="start" style:justify-single-word="false"/>
      <style:text-properties fo:color="#000000" loext:opacity="100%" fo:font-style="normal" fo:font-weight="bold" officeooo:rsid="0047b913" officeooo:paragraph-rsid="0047b913" style:font-style-asian="normal" style:font-weight-asian="bold" style:font-style-complex="normal" style:font-weight-complex="bold"/>
    </style:style>
    <style:style style:name="P98" style:family="paragraph" style:parent-style-name="Standard">
      <style:paragraph-properties fo:text-align="start" style:justify-single-word="false"/>
      <style:text-properties fo:color="#000000" loext:opacity="100%" fo:font-style="normal" fo:font-weight="bold" officeooo:rsid="006c4e3b" officeooo:paragraph-rsid="006c4e3b" style:font-style-asian="normal" style:font-weight-asian="bold" style:font-style-complex="normal" style:font-weight-complex="bold"/>
    </style:style>
    <style:style style:name="P99" style:family="paragraph" style:parent-style-name="Standard">
      <style:paragraph-properties fo:text-align="start" style:justify-single-word="false"/>
      <style:text-properties fo:color="#000000" loext:opacity="100%" fo:font-style="normal" fo:font-weight="bold" officeooo:rsid="009a78ac" officeooo:paragraph-rsid="006c4e3b" style:font-style-asian="normal" style:font-weight-asian="bold" style:font-style-complex="normal" style:font-weight-complex="bold"/>
    </style:style>
    <style:style style:name="P100" style:family="paragraph" style:parent-style-name="Standard">
      <style:paragraph-properties fo:text-align="start" style:justify-single-word="false"/>
      <style:text-properties fo:color="#000000" loext:opacity="100%" fo:font-style="normal" fo:font-weight="bold" officeooo:rsid="009bbf95" officeooo:paragraph-rsid="006c4e3b" style:font-style-asian="normal" style:font-weight-asian="bold" style:font-style-complex="normal" style:font-weight-complex="bold"/>
    </style:style>
    <style:style style:name="P101" style:family="paragraph" style:parent-style-name="Standard">
      <style:paragraph-properties fo:text-align="start" style:justify-single-word="false"/>
      <style:text-properties fo:color="#000000" loext:opacity="100%" fo:font-style="normal" fo:font-weight="bold" officeooo:rsid="009dd219" officeooo:paragraph-rsid="006c4e3b" style:font-style-asian="normal" style:font-weight-asian="bold" style:font-style-complex="normal" style:font-weight-complex="bold"/>
    </style:style>
    <style:style style:name="P102" style:family="paragraph" style:parent-style-name="Standard">
      <style:paragraph-properties fo:text-align="start" style:justify-single-word="false"/>
      <style:text-properties fo:color="#000000" loext:opacity="100%" fo:font-style="normal" fo:font-weight="bold" officeooo:rsid="00a0a8ee" officeooo:paragraph-rsid="006c4e3b" style:font-style-asian="normal" style:font-weight-asian="bold" style:font-style-complex="normal" style:font-weight-complex="bold"/>
    </style:style>
    <style:style style:name="P103" style:family="paragraph" style:parent-style-name="Standard">
      <style:paragraph-properties fo:text-align="start" style:justify-single-word="false"/>
      <style:text-properties fo:color="#000000" loext:opacity="100%" fo:font-style="normal" fo:font-weight="bold" officeooo:rsid="00a5823f" officeooo:paragraph-rsid="006c4e3b" style:font-style-asian="normal" style:font-weight-asian="bold" style:font-style-complex="normal" style:font-weight-complex="bold"/>
    </style:style>
    <style:style style:name="P104" style:family="paragraph" style:parent-style-name="Standard">
      <style:paragraph-properties fo:text-align="start" style:justify-single-word="false"/>
      <style:text-properties fo:color="#000000" loext:opacity="100%" fo:font-style="normal" fo:font-weight="bold" officeooo:rsid="00ce55ce" officeooo:paragraph-rsid="007ab324" style:font-style-asian="normal" style:font-weight-asian="bold" style:font-style-complex="normal" style:font-weight-complex="bold"/>
    </style:style>
    <style:style style:name="P105" style:family="paragraph" style:parent-style-name="Standard">
      <style:paragraph-properties fo:text-align="start" style:justify-single-word="false"/>
      <style:text-properties fo:color="#000000" loext:opacity="100%" fo:font-style="normal" fo:font-weight="bold" officeooo:rsid="00dac2c8" officeooo:paragraph-rsid="007bfff5" style:font-style-asian="normal" style:font-weight-asian="bold" style:font-style-complex="normal" style:font-weight-complex="bold"/>
    </style:style>
    <style:style style:name="P106" style:family="paragraph" style:parent-style-name="Standard">
      <style:paragraph-properties fo:text-align="start" style:justify-single-word="false"/>
      <style:text-properties fo:color="#000000" loext:opacity="100%" fo:font-style="normal" fo:font-weight="bold" officeooo:rsid="010047b7" officeooo:paragraph-rsid="00899c35" style:font-style-asian="normal" style:font-weight-asian="bold" style:font-style-complex="normal" style:font-weight-complex="bold"/>
    </style:style>
    <style:style style:name="P107" style:family="paragraph" style:parent-style-name="Standard">
      <style:paragraph-properties fo:text-align="start" style:justify-single-word="false"/>
      <style:text-properties fo:color="#000000" loext:opacity="100%" fo:font-style="normal" fo:font-weight="bold" officeooo:rsid="01046045" officeooo:paragraph-rsid="00899c35" style:font-style-asian="normal" style:font-weight-asian="bold" style:font-style-complex="normal" style:font-weight-complex="bold"/>
    </style:style>
    <style:style style:name="P108" style:family="paragraph" style:parent-style-name="Standard">
      <style:paragraph-properties fo:text-align="start" style:justify-single-word="false"/>
      <style:text-properties fo:color="#000000" loext:opacity="100%" fo:font-style="normal" fo:font-weight="bold" officeooo:rsid="01079d5d" officeooo:paragraph-rsid="00899c35" style:font-style-asian="normal" style:font-weight-asian="bold" style:font-style-complex="normal" style:font-weight-complex="bold"/>
    </style:style>
    <style:style style:name="P109" style:family="paragraph" style:parent-style-name="Standard">
      <style:paragraph-properties fo:text-align="start" style:justify-single-word="false"/>
      <style:text-properties fo:color="#000000" loext:opacity="100%" fo:font-style="normal" fo:font-weight="bold" officeooo:rsid="01095bd2" officeooo:paragraph-rsid="00899c35" style:font-style-asian="normal" style:font-weight-asian="bold" style:font-style-complex="normal" style:font-weight-complex="bold"/>
    </style:style>
    <style:style style:name="P110" style:family="paragraph" style:parent-style-name="Standard">
      <style:paragraph-properties fo:text-align="start" style:justify-single-word="false"/>
      <style:text-properties fo:color="#000000" loext:opacity="100%" fo:font-style="normal" fo:font-weight="bold" officeooo:rsid="010c7c98" officeooo:paragraph-rsid="00899c35" style:font-style-asian="normal" style:font-weight-asian="bold" style:font-style-complex="normal" style:font-weight-complex="bold"/>
    </style:style>
    <style:style style:name="P111" style:family="paragraph" style:parent-style-name="Standard">
      <style:paragraph-properties fo:text-align="start" style:justify-single-word="false"/>
      <style:text-properties fo:color="#000000" loext:opacity="100%" fo:font-style="normal" fo:font-weight="bold" officeooo:rsid="010d17f7" officeooo:paragraph-rsid="00899c35" style:font-style-asian="normal" style:font-weight-asian="bold" style:font-style-complex="normal" style:font-weight-complex="bold"/>
    </style:style>
    <style:style style:name="P112" style:family="paragraph" style:parent-style-name="Standard">
      <style:paragraph-properties fo:text-align="start" style:justify-single-word="false"/>
      <style:text-properties fo:color="#000000" loext:opacity="100%" fo:font-style="normal" fo:font-weight="bold" officeooo:rsid="010f667a" officeooo:paragraph-rsid="00899c35"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color="#000000" loext:opacity="100%" fo:font-style="normal" fo:font-weight="bold" officeooo:rsid="01111a24" officeooo:paragraph-rsid="00899c35"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color="#000000" loext:opacity="100%" fo:font-style="normal" fo:font-weight="bold" officeooo:rsid="011810a2" officeooo:paragraph-rsid="00899c35"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color="#000000" loext:opacity="100%" fo:font-style="normal" fo:font-weight="bold" officeooo:rsid="006dfbec" officeooo:paragraph-rsid="006dfbec"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fo:color="#000000" loext:opacity="100%" fo:font-style="normal" fo:font-weight="bold" officeooo:rsid="006fa1f0" officeooo:paragraph-rsid="006fa1f0"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color="#000000" loext:opacity="100%" fo:font-style="normal" fo:font-weight="bold" officeooo:rsid="011e5f3d" officeooo:paragraph-rsid="00899c35"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fo:color="#000000" loext:opacity="100%" fo:font-style="normal" fo:font-weight="bold" officeooo:rsid="011e5f3d" officeooo:paragraph-rsid="0089c7ef" style:font-style-asian="normal" style:font-weight-asian="bold" style:font-style-complex="normal" style:font-weight-complex="bold"/>
    </style:style>
    <style:style style:name="P119" style:family="paragraph" style:parent-style-name="Standard">
      <style:paragraph-properties fo:text-align="start" style:justify-single-word="false"/>
      <style:text-properties fo:color="#000000" loext:opacity="100%" fo:font-style="normal" fo:font-weight="bold" officeooo:rsid="0120a4b4" officeooo:paragraph-rsid="00899c35" style:font-style-asian="normal" style:font-weight-asian="bold" style:font-style-complex="normal" style:font-weight-complex="bold"/>
    </style:style>
    <style:style style:name="P120" style:family="paragraph" style:parent-style-name="Standard">
      <style:paragraph-properties fo:text-align="start" style:justify-single-word="false"/>
      <style:text-properties fo:color="#000000" loext:opacity="100%" fo:font-style="normal" fo:font-weight="bold" officeooo:rsid="006760c4" officeooo:paragraph-rsid="006760c4" style:font-weight-asian="bold" style:font-weight-complex="bold"/>
    </style:style>
    <style:style style:name="P121" style:family="paragraph" style:parent-style-name="Standard">
      <style:paragraph-properties fo:text-align="start" style:justify-single-word="false"/>
      <style:text-properties fo:color="#000000" loext:opacity="100%" fo:font-style="italic" fo:font-weight="normal" officeooo:rsid="00747854" officeooo:paragraph-rsid="00747854" style:font-style-asian="italic" style:font-weight-asian="normal" style:font-style-complex="italic" style:font-weight-complex="normal"/>
    </style:style>
    <style:style style:name="P122" style:family="paragraph" style:parent-style-name="Standard">
      <style:paragraph-properties fo:text-align="start" style:justify-single-word="false"/>
      <style:text-properties officeooo:rsid="000e582c" officeooo:paragraph-rsid="003592f4"/>
    </style:style>
    <style:style style:name="P123" style:family="paragraph" style:parent-style-name="Standard">
      <style:paragraph-properties fo:text-align="start" style:justify-single-word="false"/>
      <style:text-properties fo:color="#00a933" loext:opacity="100%" fo:font-style="normal" fo:font-weight="normal" officeooo:rsid="0012c62f" officeooo:paragraph-rsid="003e8f11"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color="#00a933" loext:opacity="100%" fo:font-style="normal" fo:font-weight="bold" officeooo:rsid="0012c62f" officeooo:paragraph-rsid="003e8f11" style:font-style-asian="normal" style:font-weight-asian="bold" style:font-style-complex="normal" style:font-weight-complex="bold"/>
    </style:style>
    <style:style style:name="P125" style:family="paragraph" style:parent-style-name="Standard">
      <style:paragraph-properties fo:text-align="start" style:justify-single-word="false"/>
      <style:text-properties fo:color="#00a933" loext:opacity="100%" fo:font-style="normal" fo:font-weight="bold" officeooo:rsid="003e8f11" officeooo:paragraph-rsid="003e8f11" style:font-style-asian="normal" style:font-weight-asian="bold" style:font-style-complex="normal" style:font-weight-complex="bold"/>
    </style:style>
    <style:style style:name="T1" style:family="text">
      <style:text-properties officeooo:rsid="00208ce3"/>
    </style:style>
    <style:style style:name="T2" style:family="text">
      <style:text-properties officeooo:rsid="0022c92f"/>
    </style:style>
    <style:style style:name="T3" style:family="text">
      <style:text-properties officeooo:rsid="0023d069"/>
    </style:style>
    <style:style style:name="T4" style:family="text">
      <style:text-properties officeooo:rsid="0025dad6"/>
    </style:style>
    <style:style style:name="T5" style:family="text">
      <style:text-properties officeooo:rsid="00261464"/>
    </style:style>
    <style:style style:name="T6" style:family="text">
      <style:text-properties officeooo:rsid="00279ead"/>
    </style:style>
    <style:style style:name="T7" style:family="text">
      <style:text-properties officeooo:rsid="00295eb8"/>
    </style:style>
    <style:style style:name="T8" style:family="text">
      <style:text-properties officeooo:rsid="0029ccfb"/>
    </style:style>
    <style:style style:name="T9" style:family="text">
      <style:text-properties officeooo:rsid="002a909c"/>
    </style:style>
    <style:style style:name="T10" style:family="text">
      <style:text-properties officeooo:rsid="002c3fc7"/>
    </style:style>
    <style:style style:name="T11" style:family="text">
      <style:text-properties officeooo:rsid="002d7813"/>
    </style:style>
    <style:style style:name="T12" style:family="text">
      <style:text-properties officeooo:rsid="002d7caf"/>
    </style:style>
    <style:style style:name="T13" style:family="text">
      <style:text-properties fo:color="#000000" loext:opacity="100%"/>
    </style:style>
    <style:style style:name="T14" style:family="text">
      <style:text-properties fo:color="#000000" loext:opacity="100%" fo:font-style="normal" fo:font-weight="normal" style:font-style-asian="normal" style:font-weight-asian="normal" style:font-style-complex="normal" style:font-weight-complex="normal"/>
    </style:style>
    <style:style style:name="T15" style:family="text">
      <style:text-properties fo:color="#000000" loext:opacity="100%" fo:font-style="normal" fo:font-weight="normal" officeooo:rsid="000bd4f3" style:font-style-asian="normal" style:font-weight-asian="normal" style:font-style-complex="normal" style:font-weight-complex="normal"/>
    </style:style>
    <style:style style:name="T16" style:family="text">
      <style:text-properties fo:color="#000000" loext:opacity="100%" fo:font-style="normal" fo:font-weight="normal" officeooo:rsid="002dd79e" style:font-style-asian="normal" style:font-weight-asian="normal" style:font-style-complex="normal" style:font-weight-complex="normal"/>
    </style:style>
    <style:style style:name="T17" style:family="text">
      <style:text-properties fo:color="#000000" loext:opacity="100%" fo:font-style="normal" fo:font-weight="normal" officeooo:rsid="002fd74f" style:font-style-asian="normal" style:font-weight-asian="normal" style:font-style-complex="normal" style:font-weight-complex="normal"/>
    </style:style>
    <style:style style:name="T18" style:family="text">
      <style:text-properties fo:color="#000000" loext:opacity="100%" fo:font-style="normal" fo:font-weight="normal" officeooo:rsid="0032feab" style:font-style-asian="normal" style:font-weight-asian="normal" style:font-style-complex="normal" style:font-weight-complex="normal"/>
    </style:style>
    <style:style style:name="T19" style:family="text">
      <style:text-properties fo:color="#000000" loext:opacity="100%" fo:font-style="normal" fo:font-weight="normal" officeooo:rsid="000d9a4e" style:font-style-asian="normal" style:font-weight-asian="normal" style:font-style-complex="normal" style:font-weight-complex="normal"/>
    </style:style>
    <style:style style:name="T20" style:family="text">
      <style:text-properties fo:color="#000000" loext:opacity="100%" fo:font-style="normal" fo:font-weight="normal" officeooo:rsid="00349e71" style:font-style-asian="normal" style:font-weight-asian="normal" style:font-style-complex="normal" style:font-weight-complex="normal"/>
    </style:style>
    <style:style style:name="T21" style:family="text">
      <style:text-properties fo:color="#000000" loext:opacity="100%" fo:font-style="normal" fo:font-weight="normal" officeooo:rsid="0034da39" style:font-style-asian="normal" style:font-weight-asian="normal" style:font-style-complex="normal" style:font-weight-complex="normal"/>
    </style:style>
    <style:style style:name="T22" style:family="text">
      <style:text-properties fo:color="#000000" loext:opacity="100%" fo:font-style="normal" fo:font-weight="normal" officeooo:rsid="003543a0" style:font-style-asian="normal" style:font-weight-asian="normal" style:font-style-complex="normal" style:font-weight-complex="normal"/>
    </style:style>
    <style:style style:name="T23" style:family="text">
      <style:text-properties fo:color="#000000" loext:opacity="100%" fo:font-style="normal" fo:font-weight="normal" officeooo:rsid="00375b4d" style:font-style-asian="normal" style:font-weight-asian="normal" style:font-style-complex="normal" style:font-weight-complex="normal"/>
    </style:style>
    <style:style style:name="T24" style:family="text">
      <style:text-properties fo:color="#000000" loext:opacity="100%" fo:font-style="normal" fo:font-weight="normal" officeooo:rsid="0039e428" style:font-style-asian="normal" style:font-weight-asian="normal" style:font-style-complex="normal" style:font-weight-complex="normal"/>
    </style:style>
    <style:style style:name="T25" style:family="text">
      <style:text-properties fo:color="#000000" loext:opacity="100%" fo:font-style="normal" fo:font-weight="normal" officeooo:rsid="003bdef7" style:font-style-asian="normal" style:font-weight-asian="normal" style:font-style-complex="normal" style:font-weight-complex="normal"/>
    </style:style>
    <style:style style:name="T26" style:family="text">
      <style:text-properties fo:color="#000000" loext:opacity="100%" fo:font-style="normal" fo:font-weight="normal" officeooo:rsid="003dc5ff" style:font-style-asian="normal" style:font-weight-asian="normal" style:font-style-complex="normal" style:font-weight-complex="normal"/>
    </style:style>
    <style:style style:name="T27" style:family="text">
      <style:text-properties fo:color="#000000" loext:opacity="100%" officeooo:rsid="0013c31a"/>
    </style:style>
    <style:style style:name="T28" style:family="text">
      <style:text-properties fo:color="#000000" loext:opacity="100%" officeooo:rsid="003e8f11"/>
    </style:style>
    <style:style style:name="T29" style:family="text">
      <style:text-properties fo:color="#000000" loext:opacity="100%" officeooo:rsid="003dc5ff"/>
    </style:style>
    <style:style style:name="T30" style:family="text">
      <style:text-properties fo:font-weight="normal" style:font-weight-asian="normal" style:font-weight-complex="normal"/>
    </style:style>
    <style:style style:name="T31" style:family="text">
      <style:text-properties fo:font-weight="normal" officeooo:rsid="0037d866" style:font-weight-asian="normal" style:font-weight-complex="normal"/>
    </style:style>
    <style:style style:name="T32" style:family="text">
      <style:text-properties fo:font-weight="normal" officeooo:rsid="0034da39" style:font-weight-asian="normal" style:font-weight-complex="normal"/>
    </style:style>
    <style:style style:name="T33" style:family="text">
      <style:text-properties fo:font-weight="normal" officeooo:rsid="000f9af8" style:font-weight-asian="normal" style:font-weight-complex="normal"/>
    </style:style>
    <style:style style:name="T34" style:family="text">
      <style:text-properties fo:font-weight="normal" officeooo:rsid="0037f78e" style:font-weight-asian="normal" style:font-weight-complex="normal"/>
    </style:style>
    <style:style style:name="T35" style:family="text">
      <style:text-properties fo:font-weight="normal" officeooo:rsid="00dc0a65" style:font-weight-asian="normal" style:font-weight-complex="normal"/>
    </style:style>
    <style:style style:name="T36" style:family="text">
      <style:text-properties fo:font-weight="normal" officeooo:rsid="0101d172" style:font-weight-asian="normal" style:font-weight-complex="normal"/>
    </style:style>
    <style:style style:name="T37" style:family="text">
      <style:text-properties fo:font-weight="normal" officeooo:rsid="0107a488" style:font-weight-asian="normal" style:font-weight-complex="normal"/>
    </style:style>
    <style:style style:name="T38" style:family="text">
      <style:text-properties fo:font-weight="normal" officeooo:rsid="010ddfe4" style:font-weight-asian="normal" style:font-weight-complex="normal"/>
    </style:style>
    <style:style style:name="T39" style:family="text">
      <style:text-properties fo:font-weight="normal" officeooo:rsid="010ef9d6" style:font-weight-asian="normal" style:font-weight-complex="normal"/>
    </style:style>
    <style:style style:name="T40" style:family="text">
      <style:text-properties fo:font-weight="normal" officeooo:rsid="010f6cbb" style:font-weight-asian="normal" style:font-weight-complex="normal"/>
    </style:style>
    <style:style style:name="T41" style:family="text">
      <style:text-properties fo:font-weight="normal" officeooo:rsid="01110cf5" style:font-weight-asian="normal" style:font-weight-complex="normal"/>
    </style:style>
    <style:style style:name="T42" style:family="text">
      <style:text-properties fo:font-weight="normal" officeooo:rsid="0111679e" style:font-weight-asian="normal" style:font-weight-complex="normal"/>
    </style:style>
    <style:style style:name="T43" style:family="text">
      <style:text-properties fo:font-weight="normal" officeooo:rsid="0113b583" style:font-weight-asian="normal" style:font-weight-complex="normal"/>
    </style:style>
    <style:style style:name="T44" style:family="text">
      <style:text-properties fo:font-weight="normal" officeooo:rsid="0115b1c9" style:font-weight-asian="normal" style:font-weight-complex="normal"/>
    </style:style>
    <style:style style:name="T45" style:family="text">
      <style:text-properties fo:font-weight="normal" officeooo:rsid="011747cf" style:font-weight-asian="normal" style:font-weight-complex="normal"/>
    </style:style>
    <style:style style:name="T46" style:family="text">
      <style:text-properties fo:font-weight="normal" officeooo:rsid="0119e658" style:font-weight-asian="normal" style:font-weight-complex="normal"/>
    </style:style>
    <style:style style:name="T47" style:family="text">
      <style:text-properties fo:font-weight="normal" officeooo:rsid="007bfff5" style:font-weight-asian="normal" style:font-weight-complex="normal"/>
    </style:style>
    <style:style style:name="T48" style:family="text">
      <style:text-properties fo:font-weight="normal" officeooo:rsid="00899c35" style:font-weight-asian="normal" style:font-weight-complex="normal"/>
    </style:style>
    <style:style style:name="T49" style:family="text">
      <style:text-properties fo:font-weight="normal" officeooo:rsid="0089c7ef" style:font-weight-asian="normal" style:font-weight-complex="normal"/>
    </style:style>
    <style:style style:name="T50" style:family="text">
      <style:text-properties fo:font-weight="normal" officeooo:rsid="01133af3" style:font-weight-asian="normal" style:font-weight-complex="normal"/>
    </style:style>
    <style:style style:name="T51" style:family="text">
      <style:text-properties officeooo:rsid="012c2690"/>
    </style:style>
    <style:style style:name="T52" style:family="text">
      <style:text-properties officeooo:rsid="0016aebc"/>
    </style:style>
    <style:style style:name="T53" style:family="text">
      <style:text-properties officeooo:rsid="001bcef9"/>
    </style:style>
    <style:style style:name="T54" style:family="text">
      <style:text-properties officeooo:rsid="001f84d1"/>
    </style:style>
    <style:style style:name="T55" style:family="text">
      <style:text-properties officeooo:rsid="003fcdb1"/>
    </style:style>
    <style:style style:name="T56" style:family="text">
      <style:text-properties officeooo:rsid="0041df1a"/>
    </style:style>
    <style:style style:name="T57" style:family="text">
      <style:text-properties officeooo:rsid="0027a64f"/>
    </style:style>
    <style:style style:name="T58" style:family="text">
      <style:text-properties officeooo:rsid="0029b41d"/>
    </style:style>
    <style:style style:name="T59" style:family="text">
      <style:text-properties officeooo:rsid="002a26c1"/>
    </style:style>
    <style:style style:name="T60" style:family="text">
      <style:text-properties officeooo:rsid="0028acdd"/>
    </style:style>
    <style:style style:name="T61" style:family="text">
      <style:text-properties officeooo:rsid="0043d460"/>
    </style:style>
    <style:style style:name="T62" style:family="text">
      <style:text-properties officeooo:rsid="004444cb"/>
    </style:style>
    <style:style style:name="T63" style:family="text">
      <style:text-properties officeooo:rsid="0044e48d"/>
    </style:style>
    <style:style style:name="T64" style:family="text">
      <style:text-properties officeooo:rsid="0046508e"/>
    </style:style>
    <style:style style:name="T65" style:family="text">
      <style:text-properties officeooo:rsid="00475f3a"/>
    </style:style>
    <style:style style:name="T66" style:family="text">
      <style:text-properties officeooo:rsid="0047eab6"/>
    </style:style>
    <style:style style:name="T67" style:family="text">
      <style:text-properties officeooo:rsid="0048b166"/>
    </style:style>
    <style:style style:name="T68" style:family="text">
      <style:text-properties officeooo:rsid="004def43"/>
    </style:style>
    <style:style style:name="T69" style:family="text">
      <style:text-properties officeooo:rsid="004e1814"/>
    </style:style>
    <style:style style:name="T70" style:family="text">
      <style:text-properties officeooo:rsid="004ffc2c"/>
    </style:style>
    <style:style style:name="T71" style:family="text">
      <style:text-properties officeooo:rsid="005093be"/>
    </style:style>
    <style:style style:name="T72" style:family="text">
      <style:text-properties officeooo:rsid="0050d14d"/>
    </style:style>
    <style:style style:name="T73" style:family="text">
      <style:text-properties fo:font-weight="bold" officeooo:rsid="009a5b43" style:font-weight-asian="bold" style:font-weight-complex="bold"/>
    </style:style>
    <style:style style:name="T74" style:family="text">
      <style:text-properties officeooo:rsid="00539e51"/>
    </style:style>
    <style:style style:name="T75" style:family="text">
      <style:text-properties officeooo:rsid="00558c76"/>
    </style:style>
    <style:style style:name="T76" style:family="text">
      <style:text-properties officeooo:rsid="00577544"/>
    </style:style>
    <style:style style:name="T77" style:family="text">
      <style:text-properties officeooo:rsid="005863bc"/>
    </style:style>
    <style:style style:name="T78" style:family="text">
      <style:text-properties officeooo:rsid="005bf1ca"/>
    </style:style>
    <style:style style:name="T79" style:family="text">
      <style:text-properties officeooo:rsid="005d6a6d"/>
    </style:style>
    <style:style style:name="T80" style:family="text">
      <style:text-properties officeooo:rsid="005e34c4"/>
    </style:style>
    <style:style style:name="T81" style:family="text">
      <style:text-properties officeooo:rsid="006132a6"/>
    </style:style>
    <style:style style:name="T82" style:family="text">
      <style:text-properties officeooo:rsid="006212d9"/>
    </style:style>
    <style:style style:name="T83" style:family="text">
      <style:text-properties officeooo:rsid="00634adf"/>
    </style:style>
    <style:style style:name="T84" style:family="text">
      <style:text-properties officeooo:rsid="00652af6"/>
    </style:style>
    <style:style style:name="T85" style:family="text">
      <style:text-properties officeooo:rsid="0065725c"/>
    </style:style>
    <style:style style:name="T86" style:family="text">
      <style:text-properties fo:font-variant="normal" fo:text-transform="none" style:font-name="Liberation Serif" fo:font-size="12pt" fo:letter-spacing="normal" style:font-size-asian="12pt" style:font-size-complex="12pt"/>
    </style:style>
    <style:style style:name="T87" style:family="text">
      <style:text-properties fo:font-variant="normal" fo:text-transform="none" style:font-name="Liberation Serif" fo:font-size="12pt" fo:letter-spacing="normal" officeooo:rsid="00681cb4" style:font-size-asian="12pt" style:font-size-complex="12pt"/>
    </style:style>
    <style:style style:name="T88" style:family="text">
      <style:text-properties fo:font-variant="normal" fo:text-transform="none" style:font-name="Liberation Serif" fo:font-size="12pt" fo:letter-spacing="normal" officeooo:rsid="00689f0a" style:font-size-asian="12pt" style:font-size-complex="12pt"/>
    </style:style>
    <style:style style:name="T89" style:family="text">
      <style:text-properties fo:font-variant="normal" fo:text-transform="none" style:font-name="Liberation Serif" fo:font-size="12pt" fo:letter-spacing="normal" officeooo:rsid="00695f2a" style:font-size-asian="12pt" style:font-size-complex="12pt"/>
    </style:style>
    <style:style style:name="T90" style:family="text">
      <style:text-properties fo:font-variant="normal" fo:text-transform="none" style:font-name="Liberation Serif" fo:font-size="12pt" fo:letter-spacing="normal" officeooo:rsid="0069aa48" style:font-size-asian="12pt" style:font-size-complex="12pt"/>
    </style:style>
    <style:style style:name="T91" style:family="text">
      <style:text-properties fo:font-variant="normal" fo:text-transform="none" style:font-name="Liberation Serif" fo:font-size="12pt" fo:letter-spacing="normal" officeooo:rsid="006a2e2a" style:font-size-asian="12pt" style:font-size-complex="12pt"/>
    </style:style>
    <style:style style:name="T92" style:family="text">
      <style:text-properties fo:font-variant="normal" fo:text-transform="none" style:font-name="Liberation Serif" fo:font-size="12pt" fo:letter-spacing="normal" officeooo:rsid="006e5662" style:font-size-asian="12pt" style:font-size-complex="12pt"/>
    </style:style>
    <style:style style:name="T93" style:family="text">
      <style:text-properties fo:font-variant="normal" fo:text-transform="none" style:font-name="Liberation Serif" fo:font-size="12pt" fo:letter-spacing="normal" officeooo:rsid="00d4ac10" style:font-size-asian="12pt" style:font-size-complex="12pt"/>
    </style:style>
    <style:style style:name="T94" style:family="text">
      <style:text-properties fo:font-variant="normal" fo:text-transform="none" style:font-name="Liberation Serif" fo:font-size="12pt" fo:letter-spacing="normal" officeooo:rsid="00d7995f" style:font-size-asian="12pt" style:font-size-complex="12pt"/>
    </style:style>
    <style:style style:name="T95" style:family="text">
      <style:text-properties fo:font-variant="normal" fo:text-transform="none" style:font-name="Liberation Serif" fo:font-size="12pt" fo:letter-spacing="normal" officeooo:rsid="00d5120b" style:font-size-asian="12pt" style:font-size-complex="12pt"/>
    </style:style>
    <style:style style:name="T96" style:family="text">
      <style:text-properties fo:font-variant="normal" fo:text-transform="none" style:font-name="Liberation Serif" fo:font-size="12pt" fo:letter-spacing="normal" officeooo:rsid="007bc96a" style:font-size-asian="12pt" style:font-size-complex="12pt"/>
    </style:style>
    <style:style style:name="T97" style:family="text">
      <style:text-properties fo:font-variant="normal" fo:text-transform="none" style:font-name="Liberation Serif" fo:font-size="12pt" fo:letter-spacing="normal" officeooo:rsid="00da759e" style:font-size-asian="12pt" style:font-size-complex="12pt"/>
    </style:style>
    <style:style style:name="T98" style:family="text">
      <style:text-properties fo:font-variant="normal" fo:text-transform="none" style:font-name="Liberation Serif" fo:font-size="12pt" fo:letter-spacing="normal" officeooo:rsid="012ee722" style:font-size-asian="12pt" style:font-size-complex="12pt"/>
    </style:style>
    <style:style style:name="T99" style:family="text">
      <style:text-properties fo:font-variant="normal" fo:text-transform="none" style:font-name="Liberation Serif" fo:font-size="12pt" fo:letter-spacing="normal" officeooo:rsid="00dac2c8" style:font-size-asian="12pt" style:font-size-complex="12pt"/>
    </style:style>
    <style:style style:name="T100" style:family="text">
      <style:text-properties fo:font-variant="normal" fo:text-transform="none" style:font-name="Liberation Serif" fo:font-size="12pt" fo:letter-spacing="normal" officeooo:rsid="007ee0ed" style:font-size-asian="12pt" style:font-size-complex="12pt"/>
    </style:style>
    <style:style style:name="T101" style:family="text">
      <style:text-properties fo:font-variant="normal" fo:text-transform="none" style:font-name="Liberation Serif" fo:font-size="12pt" fo:letter-spacing="normal" officeooo:rsid="00827846" style:font-size-asian="12pt" style:font-size-complex="12pt"/>
    </style:style>
    <style:style style:name="T102" style:family="text">
      <style:text-properties fo:font-variant="normal" fo:text-transform="none" style:font-name="Liberation Serif" fo:font-size="12pt" fo:letter-spacing="normal" officeooo:rsid="0083be38" style:font-size-asian="12pt" style:font-size-complex="12pt"/>
    </style:style>
    <style:style style:name="T103" style:family="text">
      <style:text-properties fo:font-variant="normal" fo:text-transform="none" style:font-name="Liberation Serif" fo:font-size="12pt" fo:letter-spacing="normal" officeooo:rsid="00867a4f" style:font-size-asian="12pt" style:font-size-complex="12pt"/>
    </style:style>
    <style:style style:name="T104" style:family="text">
      <style:text-properties fo:font-variant="normal" fo:text-transform="none" style:font-name="Liberation Serif" fo:font-size="12pt" fo:letter-spacing="normal" officeooo:rsid="0087d522" style:font-size-asian="12pt" style:font-size-complex="12pt"/>
    </style:style>
    <style:style style:name="T105" style:family="text">
      <style:text-properties fo:font-variant="normal" fo:text-transform="none" style:font-name="Liberation Serif" fo:font-size="12pt" fo:letter-spacing="normal" officeooo:rsid="0088c371" style:font-size-asian="12pt" style:font-size-complex="12pt"/>
    </style:style>
    <style:style style:name="T106" style:family="text">
      <style:text-properties fo:font-variant="normal" fo:text-transform="none" style:font-name="Liberation Serif" fo:font-size="12pt" fo:letter-spacing="normal" officeooo:rsid="00e65523" style:font-size-asian="12pt" style:font-size-complex="12pt"/>
    </style:style>
    <style:style style:name="T107" style:family="text">
      <style:text-properties fo:font-variant="normal" fo:text-transform="none" style:font-name="Liberation Serif" fo:font-size="12pt" fo:letter-spacing="normal" officeooo:rsid="00fa204f" style:font-size-asian="12pt" style:font-size-complex="12pt"/>
    </style:style>
    <style:style style:name="T108" style:family="text">
      <style:text-properties fo:font-variant="normal" fo:text-transform="none" style:font-name="Liberation Serif" fo:font-size="12pt" fo:letter-spacing="normal" officeooo:rsid="00fbff29" style:font-size-asian="12pt" style:font-size-complex="12pt"/>
    </style:style>
    <style:style style:name="T109" style:family="text">
      <style:text-properties fo:font-variant="normal" fo:text-transform="none" style:font-name="Liberation Serif" fo:font-size="12pt" fo:letter-spacing="normal" officeooo:rsid="00fc32df" style:font-size-asian="12pt" style:font-size-complex="12pt"/>
    </style:style>
    <style:style style:name="T110" style:family="text">
      <style:text-properties fo:font-variant="normal" fo:text-transform="none" style:font-name="Liberation Serif" fo:font-size="12pt" fo:letter-spacing="normal" officeooo:rsid="007e93fe" style:font-size-asian="12pt" style:font-style-asian="normal" style:font-weight-asian="normal" style:font-size-complex="12pt" style:font-style-complex="normal" style:font-weight-complex="normal"/>
    </style:style>
    <style:style style:name="T111" style:family="text">
      <style:text-properties fo:font-variant="normal" fo:text-transform="none" style:font-name="Liberation Serif" fo:font-size="12pt" fo:letter-spacing="normal" officeooo:rsid="007ef353" style:font-size-asian="12pt" style:font-style-asian="normal" style:font-weight-asian="normal" style:font-size-complex="12pt" style:font-style-complex="normal" style:font-weight-complex="normal"/>
    </style:style>
    <style:style style:name="T112" style:family="text">
      <style:text-properties fo:font-variant="normal" fo:text-transform="none" style:font-name="Liberation Serif" fo:font-size="12pt" fo:letter-spacing="normal" officeooo:rsid="007f9e8e" style:font-size-asian="12pt" style:font-style-asian="normal" style:font-weight-asian="normal" style:font-size-complex="12pt" style:font-style-complex="normal" style:font-weight-complex="normal"/>
    </style:style>
    <style:style style:name="T113" style:family="text">
      <style:text-properties fo:font-variant="normal" fo:text-transform="none" style:font-name="Liberation Serif" fo:font-size="12pt" fo:letter-spacing="normal" officeooo:rsid="006c4e3b" style:font-size-asian="12pt" style:font-style-asian="normal" style:font-weight-asian="normal" style:font-size-complex="12pt" style:font-style-complex="normal" style:font-weight-complex="normal"/>
    </style:style>
    <style:style style:name="T114" style:family="text">
      <style:text-properties fo:font-variant="normal" fo:text-transform="none" style:font-name="Liberation Serif" fo:font-size="12pt" fo:letter-spacing="normal" officeooo:rsid="0081318d" style:font-size-asian="12pt" style:font-style-asian="normal" style:font-weight-asian="normal" style:font-size-complex="12pt" style:font-style-complex="normal" style:font-weight-complex="normal"/>
    </style:style>
    <style:style style:name="T115" style:family="text">
      <style:text-properties fo:font-variant="normal" fo:text-transform="none" style:font-name="Liberation Serif" fo:font-size="12pt" fo:letter-spacing="normal" officeooo:rsid="00814f69" style:font-size-asian="12pt" style:font-style-asian="normal" style:font-weight-asian="normal" style:font-size-complex="12pt" style:font-style-complex="normal" style:font-weight-complex="normal"/>
    </style:style>
    <style:style style:name="T116" style:family="text">
      <style:text-properties fo:font-variant="normal" fo:text-transform="none" style:font-name="Liberation Serif" fo:font-size="12pt" fo:letter-spacing="normal" fo:font-weight="normal" style:font-size-asian="12pt" style:font-weight-asian="normal" style:font-size-complex="12pt" style:font-weight-complex="normal"/>
    </style:style>
    <style:style style:name="T117" style:family="text">
      <style:text-properties fo:font-variant="normal" fo:text-transform="none" style:font-name="Liberation Serif" fo:font-size="12pt" fo:letter-spacing="normal" fo:font-weight="normal" officeooo:rsid="006e5662" style:font-size-asian="12pt" style:font-weight-asian="normal" style:font-size-complex="12pt" style:font-weight-complex="normal"/>
    </style:style>
    <style:style style:name="T118" style:family="text">
      <style:text-properties fo:font-variant="normal" fo:text-transform="none" style:font-name="Liberation Serif" fo:font-size="12pt" fo:letter-spacing="normal" fo:font-weight="normal" officeooo:rsid="0097a084" style:font-size-asian="12pt" style:font-weight-asian="normal" style:font-size-complex="12pt" style:font-weight-complex="normal"/>
    </style:style>
    <style:style style:name="T119" style:family="text">
      <style:text-properties officeooo:rsid="006760c4" style:font-style-asian="normal" style:font-weight-asian="normal" style:font-style-complex="normal" style:font-weight-complex="normal"/>
    </style:style>
    <style:style style:name="T120" style:family="text">
      <style:text-properties officeooo:rsid="006c4e3b"/>
    </style:style>
    <style:style style:name="T121" style:family="text">
      <style:text-properties officeooo:rsid="00814f69"/>
    </style:style>
    <style:style style:name="T122" style:family="text">
      <style:text-properties officeooo:rsid="0082d663"/>
    </style:style>
    <style:style style:name="T123" style:family="text">
      <style:text-properties officeooo:rsid="0084bfb4"/>
    </style:style>
    <style:style style:name="T124" style:family="text">
      <style:text-properties officeooo:rsid="008546b3"/>
    </style:style>
    <style:style style:name="T125" style:family="text">
      <style:text-properties officeooo:rsid="0099623f"/>
    </style:style>
    <style:style style:name="T126" style:family="text">
      <style:text-properties officeooo:rsid="00c49d5c"/>
    </style:style>
    <style:style style:name="T127" style:family="text">
      <style:text-properties officeooo:rsid="00c62ad4"/>
    </style:style>
    <style:style style:name="T128" style:family="text">
      <style:text-properties officeooo:rsid="00c69608"/>
    </style:style>
    <style:style style:name="T129" style:family="text">
      <style:text-properties officeooo:rsid="00c75f4c"/>
    </style:style>
    <style:style style:name="T130" style:family="text">
      <style:text-properties officeooo:rsid="00c8e952"/>
    </style:style>
    <style:style style:name="T131" style:family="text">
      <style:text-properties officeooo:rsid="00cb4e76"/>
    </style:style>
    <style:style style:name="T132" style:family="text">
      <style:text-properties officeooo:rsid="00cc5b67"/>
    </style:style>
    <style:style style:name="T133" style:family="text">
      <style:text-properties officeooo:rsid="00cd1bbf"/>
    </style:style>
    <style:style style:name="T134" style:family="text">
      <style:text-properties officeooo:rsid="00cddbda"/>
    </style:style>
    <style:style style:name="T135" style:family="text">
      <style:text-properties officeooo:rsid="012511ec"/>
    </style:style>
    <style:style style:name="T136" style:family="text">
      <style:text-properties officeooo:rsid="00d02bbc"/>
    </style:style>
    <style:style style:name="T137" style:family="text">
      <style:text-properties officeooo:rsid="00d11fc4"/>
    </style:style>
    <style:style style:name="T138" style:family="text">
      <style:text-properties officeooo:rsid="00d7995f"/>
    </style:style>
    <style:style style:name="T139" style:family="text">
      <style:text-properties officeooo:rsid="00fd645d"/>
    </style:style>
    <style:style style:name="T140" style:family="text">
      <style:text-properties officeooo:rsid="0103595d"/>
    </style:style>
    <style:style style:name="T141" style:family="text">
      <style:text-properties officeooo:rsid="0105ccca"/>
    </style:style>
    <style:style style:name="T142" style:family="text">
      <style:text-properties officeooo:rsid="0105641c"/>
    </style:style>
    <style:style style:name="T143" style:family="text">
      <style:text-properties officeooo:rsid="010aecd1"/>
    </style:style>
    <style:style style:name="T144" style:family="text">
      <style:text-properties officeooo:rsid="010f6cbb"/>
    </style:style>
    <style:style style:name="T145" style:family="text">
      <style:text-properties officeooo:rsid="006e5662"/>
    </style:style>
    <style:style style:name="T146" style:family="text">
      <style:text-properties officeooo:rsid="009a5b43"/>
    </style:style>
    <style:style style:name="T147" style:family="text">
      <style:text-properties officeooo:rsid="007119b8"/>
    </style:style>
    <style:style style:name="T148" style:family="text">
      <style:text-properties fo:font-style="italic" style:font-style-asian="italic" style:font-style-complex="italic"/>
    </style:style>
    <style:style style:name="T149" style:family="text">
      <style:text-properties officeooo:rsid="0072d037"/>
    </style:style>
    <style:style style:name="T150" style:family="text">
      <style:text-properties officeooo:rsid="00766fb3"/>
    </style:style>
    <style:style style:name="T151" style:family="text">
      <style:text-properties officeooo:rsid="00783489"/>
    </style:style>
    <style:style style:name="T152" style:family="text">
      <style:text-properties officeooo:rsid="007ab324"/>
    </style:style>
    <style:style style:name="T153" style:family="text">
      <style:text-properties officeooo:rsid="00d2b736"/>
    </style:style>
    <style:style style:name="T154" style:family="text">
      <style:text-properties officeooo:rsid="007aec7f"/>
    </style:style>
    <style:style style:name="T155" style:family="text">
      <style:text-properties officeooo:rsid="0088c371"/>
    </style:style>
    <style:style style:name="T156" style:family="text">
      <style:text-properties officeooo:rsid="00fe79db"/>
    </style:style>
    <style:style style:name="T157" style:family="text">
      <style:text-properties officeooo:rsid="011ef3d1"/>
    </style:style>
    <style:style style:name="T158" style:family="text">
      <style:text-properties officeooo:rsid="00899c35"/>
    </style:style>
    <style:style style:name="T159" style:family="text">
      <style:text-properties officeooo:rsid="01095bd2"/>
    </style:style>
    <style:style style:name="T160" style:family="text">
      <style:text-properties officeooo:rsid="0089c7ef"/>
    </style:style>
    <style:style style:name="T161" style:family="text">
      <style:text-properties officeooo:rsid="01133af3"/>
    </style:style>
    <style:style style:name="T162" style:family="text">
      <style:text-properties officeooo:rsid="0113b583"/>
    </style:style>
    <style:style style:name="T163" style:family="text">
      <style:text-properties officeooo:rsid="0115b1c9"/>
    </style:style>
    <style:style style:name="T164" style:family="text">
      <style:text-properties officeooo:rsid="011747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îtriser les standards de sécurité coté navigateur.</text:p>
      <text:p text:style-name="P1"/>
      <text:p text:style-name="P2">Introduction (temporaire) </text:p>
      <text:p text:style-name="P2"/>
      <text:p text:style-name="P2">1 Les menaces et les vulnérabilités des sites et application web </text:p>
      <text:p text:style-name="P2">2 Règles d’hygiène et de sécurité </text:p>
      <text:p text:style-name="P3">3 Utilisation de TLS </text:p>
      <text:p text:style-name="P3">4 Les principaux standards implémentés par les navigateurs et l’influence de leur utilisation sur la sécurité </text:p>
      <text:p text:style-name="P4">5 Quelques p<text:span text:style-name="T1">ra</text:span>tiques de maintien en conditions opérationnelle et de sécurité </text:p>
      <text:p text:style-name="P5">Les sites et les applications web sont parmi les éléments les plus vulnérables aux attaques.En effet, ces attaques peuvent causer des impactes importants aux niveaux financiers, de la réputation , du prestige de la victime que se soit une personne une entreprise un groupe n<text:span text:style-name="T2">o</text:span>n seuleme<text:span text:style-name="T2">n</text:span>t pour l’entité en charge de l’application mais aussi ses utilisateurs et son hébergeur.</text:p>
      <text:p text:style-name="P5"/>
      <text:p text:style-name="P4"/>
      <text:p text:style-name="P6">1 Les menaces et les vulnérabilités des sites et application </text:p>
      <text:p text:style-name="P5"/>
      <text:p text:style-name="P7">L’objectif des des attaquants peuvent êtres diverses selon le type de données que l’entreprise <text:s/><text:span text:style-name="T3">ou les personnes ont</text:span> en <text:span text:style-name="T3">leurs </text:span>possession<text:span text:style-name="T3">s .</text:span></text:p>
      <text:p text:style-name="P8">En effet, les menaces les plus connues pesant sur les sites et applications web sont la compromission des ressources , le vol de données et le déni de service.</text:p>
      <text:p text:style-name="P8"/>
      <text:p text:style-name="P8">La compromission des ressources qui est par définition une violation de l’intégrité du contenu.En effet, la modification de ce dernier se traduit par le remplacement du contenu par du contenu visant toutes formes de diffam<text:span text:style-name="T4">at</text:span>ion.Ainsi un message peut s’en dégager dans le but de dénigrer le propriétaire du site.Une variante de cette attaque appelé<text:span text:style-name="T4">e</text:span> « attaque par point d’eau »<text:span text:style-name="T4">dont la pratique est d’infecter les ordinateurs personnels se trouvant dans le secteur d’activité </text:span><text:span text:style-name="T5">ou l’organisation</text:span><text:span text:style-name="T4"> cible.</text:span></text:p>
      <text:p text:style-name="P8"/>
      <text:p text:style-name="P9">Le vol de données quant à lui peut se définir comme une perte d’éléments confidentiels.En effet le proc<text:span text:style-name="T6">é</text:span>der mis en place est un transfert d’informations tels que de mots de passe, des codes sources, des algorithmes de logicielle.<text:span text:style-name="T6">Cette pratique débouche souvent sur des paiements frauduleux par le biais de l’usurpation d’identité.</text:span></text:p>
      <text:p text:style-name="P9"/>
      <text:p text:style-name="P10">Le deni de service quand à lui est une saturation pouvant amener à un ralentissement ou un arrêt total de services.Son procédé passe par l’envoi multiples de req<text:span text:style-name="T7">uêtes ou l’exploitation d’une faille de sécurité.</text:span></text:p>
      <text:p text:style-name="P11"><text:s/>Ces attaques sont des portes entrées vers des attaques plus profondes.En effet les attaques par rebond ont pour objectif de détruire l’intégrité du site en mettant en place des dépôt de contenu illégaux.</text:p>
      <text:p text:style-name="P11"/>
      <text:p text:style-name="P12">Dans n’importe quel cas , l’attaque se fait suivant un procédé précis de recherche et d’exploitation de brèches sy<text:span text:style-name="T8">stème.</text:span></text:p>
      <text:p text:style-name="P12"/>
      <text:p text:style-name="P13">De ce fait, l’exploitation de ses vulnérabilités se fait via des moyens techniques <text:span text:style-name="T9">qui sont : </text:span></text:p>
      <text:p text:style-name="P13"/>
      <text:p text:style-name="P14">le XSS:Cross-Site-Scripting qui est une injection de données dans <text:span text:style-name="T10">une page web au langage <text:s text:c="2"/>JavaScript ou HTML interprétés par le navigateur. </text:span><text:span text:style-name="T11">Cette attaque fonctionne sur le principe </text:span><text:span text:style-name="T12">du ciblage des données et les récupérer.Ces données peuvent être des informations bancaires des mots de passe ou d’effectuer des actions en leurs noms. </text:span></text:p>
      <text:p text:style-name="P14"/>
      <text:p text:style-name="P15"><text:soft-page-break/>Le CSRF:Cross Site Request Forgery <text:span text:style-name="T15">Force un utilisateur à exécuter des actions sur laquelle il est connecté lors de la navigation en émettant des requêtes vers un site safe mais vulnérable </text:span><text:span text:style-name="T16">à cette attaque.</text:span></text:p>
      <text:p text:style-name="P15"><text:span text:style-name="T16"/></text:p>
      <text:p text:style-name="P16"><text:span text:style-name="T14">Le SSRF:Server-Side Request Forgery </text:span><text:span text:style-name="T17">est équivalent coté serveur du CSRF.Il demande au serveur vulnérable d’effectuer des requêtes vers des destinations choisies en profitant des avantages du serveur.</text:span></text:p>
      <text:p text:style-name="P16"><text:span text:style-name="T17"/></text:p>
      <text:p text:style-name="P17"><text:span text:style-name="T17">L</text:span><text:span text:style-name="T14">e SQLi </text:span><text:span text:style-name="T21">consiste en la</text:span><text:span text:style-name="T18"> </text:span><text:span text:style-name="T21">t</text:span><text:span text:style-name="T19">ransmission de code malveillant </text:span><text:span text:style-name="T23">par injections de requêtes SQL</text:span><text:span text:style-name="T19"> parmi les données entrantes qu’un se</text:span><text:span text:style-name="T20">rv</text:span><text:span text:style-name="T19">eur web lors de la formulation d’une requête pour la </text:span><text:span text:style-name="T21">base de donné.Ce cas occasionne une perte de contrôle sur les données en base pouvant entraîner des altérations tels que des suppression  ou des exf</text:span><text:span text:style-name="T22">i</text:span><text:span text:style-name="T21">ltrations.</text:span></text:p>
      <text:p text:style-name="P17"><text:span text:style-name="T21"/></text:p>
      <text:p text:style-name="P91">LFI/RFI : Local/Remote File Inclusion <text:span text:style-name="T31">est l’intervention </text:span><text:span text:style-name="T32">de fichier non prévue par l’application.Ces fichiers peuvent se situer en local ou à distance.</text:span><text:span text:style-name="T34">Ils </text:span><text:span text:style-name="T32">sont directement la cib</text:span><text:span text:style-name="T33">l</text:span><text:span text:style-name="T32">e d’att</text:span><text:span text:style-name="T33">a</text:span><text:span text:style-name="T32">que si ils sont classés confidentiels ou être utilisés comme moyen d’attaque.</text:span></text:p>
      <text:p text:style-name="P92"><text:span text:style-name="T17"/></text:p>
      <text:p text:style-name="P122"><text:span text:style-name="T21"><text:s/></text:span><text:span text:style-name="T24">XXE:External Entit</text:span><text:span text:style-name="T25">y désigne l’utilisation de fonctionnalités dangereuses </text:span><text:span text:style-name="T26">de la spécification XML.Elle permette de charger des données externes LFI /RFI et l’exécution de code arbitraire </text:span></text:p>
      <text:p text:style-name="P18">Les deux premières classes et principalement le XSS sont <text:s/>les classes les plus ric<text:span text:style-name="T51">h</text:span>es et dangereuse que le CSRF.</text:p>
      <text:p text:style-name="P18"/>
      <text:p text:style-name="P124">Exemple : </text:p>
      <text:p text:style-name="P123"><text:span text:style-name="T29">Attaque avec intervention de différents classes de vulnérabilités dont l’exploitation se fait via les failles XSS et CSRF se trouvent au début du chemin de compromission.</text:span><text:span text:style-name="T27">De ce fait elle passe par l’usurpation d’identité de la personne connecté</text:span><text:span text:style-name="T28">e</text:span><text:span text:style-name="T27"> ce qui donne une vaste zone d’attaque comme une XSS en orchestrant le navigateur d’un admin dans le but de lui transmettre un code malveillant après authentification.</text:span></text:p>
      <text:p text:style-name="P123"><text:span text:style-name="T27"/></text:p>
      <text:p text:style-name="P125"><text:span text:style-name="T27">2 </text:span><text:span text:style-name="T13">Rappel des règles d’hygiène</text:span></text:p>
      <text:p text:style-name="P19"><text:span text:style-name="T55">Les applications </text:span><text:s/>web <text:span text:style-name="T55">sont un </text:span><text:s/>ensemble de parties de logicielles qui se divisent en ensemble d’instructions qui permet aux navigateurs de s’adresser à un serveur <text:s/>installé.<text:span text:style-name="T52">L’infra</text:span><text:span text:style-name="T55">structure</text:span><text:span text:style-name="T52"> d’hébergement se base sur la logique de traitement des requêtes.</text:span><text:span text:style-name="T53">IL ex</text:span><text:span text:style-name="T54">i</text:span><text:span text:style-name="T53">ste plusieurs niveaux de considération de la sécurité.</text:span></text:p>
      <text:p text:style-name="P19"/>
      <text:p text:style-name="P93">La conception du site ou de l’application <text:span text:style-name="T64">coté client </text:span></text:p>
      <text:p text:style-name="P21">La sécurité des sites doit être pris en compte en début de projet.En effet il est important de considérer les besoin en sécurité.<text:span text:style-name="T56">Cette considération permettra d’éviter un surcoût important de mise en conformité en sécurité en vue d’un raccourcissement de la production.Malgré cette prise en compte,elle </text:span><text:span text:style-name="T57">Ne permet pas la correction de mauvaises pratiques tels qu’une utilisation de dépendance non à jour. </text:span><text:span text:style-name="T60">Ni la mise en p</text:span><text:span text:style-name="T58">lace de certains principe de sécurité </text:span><text:span text:style-name="T59">ex:défense</text:span><text:span text:style-name="T56"> </text:span><text:span text:style-name="T59"><text:s/>en profondeur ou limitation de dépendances.</text:span></text:p>
      <text:p text:style-name="P21"/>
      <text:p text:style-name="P94">L’intégrité du comportement de l’application coté client </text:p>
      <text:p text:style-name="P23"><text:span text:style-name="T56">Cet a</text:span>spect souvent ignorée car <text:s/><text:span text:style-name="T56">ce dernier est co</text:span><text:span text:style-name="T61">n</text:span><text:span text:style-name="T56">sidéré comme </text:span>non maîtrisable.<text:span text:style-name="T56">Par ailleurs,</text:span></text:p>
      <text:p text:style-name="P22">Un fournisseur d’accès web se doit de protéger ses utilisateurs des utilisateurs malveillants </text:p>
      <text:p text:style-name="P22"><text:s/><text:span text:style-name="T56">Une application ou site web font souvent appel à des ressources externes.Les inconvénients de ces ressources sont qu’il y a une difficulté à maîtriser toutes les phases du processus.</text:span><text:span text:style-name="T61">En effet, une modification de ses principes peuvent avoir des conséquences directes sur le comportement de l’application ou le site web.</text:span><text:span text:style-name="T62">Un certain nombres de précaution sont à prendre en compte afin d’assurer la protection de l’intégrité des données émises depuis et vers les navigateurs qui constituent une partie importante de la plateforme w</text:span><text:span text:style-name="T63">eb</text:span></text:p>
      <text:p text:style-name="P24"><text:soft-page-break/>La configuration de l’infrastructure <text:span text:style-name="T65">d’hébergement est aussi de mise.En effet,elles prennent en compte la sécurisation des échanges, le durcissement des configurations,l’administration de et la supervision de tout ce mécanisme qui ne doit pas contribuer à augmenter la surface d’attaque.</text:span></text:p>
      <text:p text:style-name="P24"/>
      <text:p text:style-name="P97">La détection de l’information</text:p>
      <text:p text:style-name="P25">Ce complément de mesures préventives visent d’abord à traiter d’éventuelles vulnérabilités:Cette bonne pratique doit se mettre ne place dès la conception et doit être maintenu durant toute la vie du système.Il est d’autant plus n<text:span text:style-name="T67">é</text:span>cessaire de passer par de l’audit de sécurité et de qualité du code.<text:span text:style-name="T66">De ce fait il permet de vérifier que le système accepte les exigences émises par le référentiel ou par l’analyse des risques potentiel.</text:span></text:p>
      <text:p text:style-name="P26">Dans le cas d’une détection d’attaque, des mécanismes de détection et de traitement d’anomalies sont pris en compte.Ces pratiques ont pour objectifs d’alerter au plus tôt les incidents de sécurité </text:p>
      <text:p text:style-name="P26"/>
      <text:p text:style-name="P27">Ces mesures sont la défense en profondeur , le moindre privilège, la réduction de surface d’attaque ,la sécurité des échanges de données , la journalisation , l’audit et enfin la journalisation.</text:p>
      <text:p text:style-name="P27"/>
      <text:p text:style-name="P28">La défense en profondeur est par définition la mise en œuvre de plusieurs mesures de protection indépendantes en face de chaque menaces.Elle vise à mettre en place un système de sécurité composé de parties distinctes bien définis qui possède leurs propres mécanismes de sécurité.</text:p>
      <text:p text:style-name="P29">Les limites sont que la concentration de toutes les mesures de sécurité au point d’entré du système.</text:p>
      <text:p text:style-name="P29">En effet , en procédant comme cela il y un fort risque d’exposition des fonctions internes.</text:p>
      <text:p text:style-name="P30">Les acteurs de cette d<text:span text:style-name="T68">é</text:span>fense sont généralement l’architecture logicielle du site web + l’infrastructure d’hébergement.</text:p>
      <text:p text:style-name="P30"/>
      <text:p text:style-name="P31">Les moindres privilèges peuvent se définir comme étant le fait de donner des permissions nécessaires pour fonctionner.On estime qu’une tache ne doit bénéficier que de privilège strictement nécessaires à l’exécution du code.<text:span text:style-name="T69">Ce mécanisme a pour effet de limiter drastiquement le risque de vol , l’altération de données voir poire la destruction de données.</text:span></text:p>
      <text:p text:style-name="P32"/>
      <text:p text:style-name="P95">Exemple : </text:p>
      <text:p text:style-name="P20">Application du principe de moindre privilège :</text:p>
      <text:p text:style-name="P20">- à la conception de l’application, prévoir autant de rôles que de besoins d’accès aux</text:p>
      <text:p text:style-name="P20">données (lecture seule, écriture, etc.) ;</text:p>
      <text:p text:style-name="P20">-limiter les permissions d’accès aux Application Programming Interfaces (APIs) du</text:p>
      <text:p text:style-name="P20">navigateur pour une application web ;</text:p>
      <text:p text:style-name="P20">- limiter les permissions de l’utilisateur applicatif sur le système de ﬁchiers.</text:p>
      <text:p text:style-name="P20"/>
      <text:p text:style-name="P95">La réduction de la surface d’attaque </text:p>
      <text:p text:style-name="P33">Consiste à ne pas exposer des services des accès et d’autres points d’entrés <text:span text:style-name="T70">si ils ne sont pas indispensable.</text:span><text:span text:style-name="T71">Cette réduction s’applique aux développement logiciels </text:span><text:span text:style-name="T72">en limitant la présence de composant dont l’usage n’est pas nécessaire au fonctionnement logicielle </text:span></text:p>
      <text:p text:style-name="P35">Plus précisément </text:p>
      <text:p text:style-name="P34">Pratiques contribuant à réduire la surface d’attaque, par domaine d’implémentation :</text:p>
      <text:p text:style-name="P34"><text:s text:c="4"/>- Au niveau du réseau : ﬁltrage du port TCP nécessaire pour l’administration de</text:p>
      <text:p text:style-name="P34">l’application ;</text:p>
      <text:p text:style-name="P34"><text:s text:c="3"/>-Au niveau du système : désactivation des services non nécessaires dans la conﬁgu-</text:p>
      <text:p text:style-name="P34">ration par défaut (ex. service FTP) ;</text:p>
      <text:p text:style-name="P34"><text:s text:c="4"/>-Au niveau de l’application : exclusion des composants ou modules inutiles suscep-</text:p>
      <text:p text:style-name="P34">tibles d’avoir des failles exploitables (ex. module WebDAV, module proxy, bibli<text:span text:style-name="T74">o</text:span>-</text:p>
      <text:p text:style-name="P34">thèque de tests unitaires ou autres composants réservés au développement).</text:p>
      <text:p text:style-name="P34"/>
      <text:p text:style-name="P36"/>
      <text:p text:style-name="P37"><text:soft-page-break/>Sécurité des échanges de données <text:span text:style-name="T75">a pour principe de garantir la perméabilité des données soumises.En effet , elle a pour objectif d’assurer que l’utilisateur que les données transmises ou réçues proviennent du site consulté et non d’une copie.</text:span></text:p>
      <text:p text:style-name="P37"><text:span text:style-name="T75">Dans le contexte du Web, ces garanties de conﬁdentialité, d’intégrité, et d’authenticité lors de</text:span></text:p>
      <text:p text:style-name="P37"><text:span text:style-name="T75">l’échange de données découlent de la mise en place du protocole HTTPS.</text:span></text:p>
      <text:p text:style-name="P37"/>
      <text:p text:style-name="P96"><text:span text:style-name="T76">La conformité du contenu présenté</text:span><text:span text:style-name="T75"> </text:span></text:p>
      <text:p text:style-name="P39">Il peut se définir comme étant l’affichage de contenu dans les normes fixés par le développeur.</text:p>
      <text:p text:style-name="P38">L’objectif d’assurer la conformité du contenu présenté dans le cas d’un site ou d’une application web est de garantir à l’utilisateur que son navigateur interprète et aﬃche l’application et son contenu de façon conforme à l’intention du développeur, sans altération malveillante ou imprévue en amont <text:span text:style-name="T77">ou en val de l’échange de données.</text:span></text:p>
      <text:p text:style-name="P40"/>
      <text:p text:style-name="P40">Ces bonnes pratiques doivent s’accompagner de processus permettant de détecter les vulnérabilités <text:span text:style-name="T78">d’un site web , </text:span><text:span text:style-name="T79">un audit est alors mis en place.</text:span></text:p>
      <text:p text:style-name="P41"/>
      <text:p text:style-name="P41">L’audit peut se définir comme étant une succession d’ac<text:span text:style-name="T80">tions manuelles et automatisés lors des phases de conception</text:span></text:p>
      <text:p text:style-name="P42"><text:s/>Côté automatisation, on peut citer l’ajout de modules d’analyse à <text:s/>la chaîne d’intégration continue (ex. : détection de dépendances vulnérables, outils d’analyses</text:p>
      <text:p text:style-name="P42"/>
      <text:p text:style-name="P43">.statique et dynamique). </text:p>
      <text:p text:style-name="P43"/>
      <text:p text:style-name="P43">En ce qui concerne les actions organisationnelles, cela passe par l’expres-</text:p>
      <text:p text:style-name="P42">sion d’une stratégie d’audit qui déﬁnit notamment des cadres et jalons (ex. : modiﬁcation majeure,</text:p>
      <text:p text:style-name="P42">intervalle de temps). La réalisation de ces audits peut, le cas échéant, être conﬁée à des prestataires</text:p>
      <text:p text:style-name="P42">d’audit de la sécurité des systèmes d’information (PASSI) qualiﬁés pour leur conformité aux exi-</text:p>
      <text:p text:style-name="P42">gences de sécurité déﬁnies dans le référentiel PASSI 9 . Outre l’audit du code et de la conﬁguration</text:p>
      <text:p text:style-name="P42">de l’application web, les tests d’intrusion peuvent être complétés par la mise en place d’un bug</text:p>
      <text:p text:style-name="P42">bounty, qui oﬀre un cadre légal aux hackers éthiques pour faire remonter aux éditeurs les vulnéra-</text:p>
      <text:p text:style-name="P42">bilités de leurs produits en l’échange d’une prime.<text:span text:style-name="T81">Ce cadre légal a pour avantage de pérennisé dans le temps par les variétés des compétences mobilisés .</text:span></text:p>
      <text:p text:style-name="P42"/>
      <text:p text:style-name="P44">La journalisation est un aussi un moyen de détection d’incidents de sécurité en analysant le comportement d’un site ou d’une application web.<text:span text:style-name="T82">Ces activités concernent </text:span><text:span text:style-name="T83">les phase de conception et d’exploitation de l’application.</text:span><text:span text:style-name="T84">Son principe est celui de l’horodatage c’est à dire de visualiser les </text:span><text:span text:style-name="T85">opérations informatiques.</text:span></text:p>
      <text:p text:style-name="P88"><text:span text:style-name="T119">Il permet de garder </text:span><text:span text:style-name="T86">La journalisation permet de garder trace de certains événements en vue de vérifications ultérieures; elle permet également de reconstituer des informations et des traitements lors de la phase de restauration suivant habituellement une panne ou tout autre dysfonctionnement.</text:span></text:p>
      <text:p text:style-name="P88"><text:span text:style-name="T86"/></text:p>
      <text:p text:style-name="P120"><text:span text:style-name="T86">3 Utilisation de TLS </text:span><text:span text:style-name="T87">(Transport Layer Sécurity)</text:span></text:p>
      <text:p text:style-name="P89"><text:span text:style-name="T87">La mise en place de HTTPS sur un site ou une application web est une garantie de sécurité qui</text:span></text:p>
      <text:p text:style-name="P89"><text:span text:style-name="T87">repose sur TLS pour assurer la conﬁdentialité et l’intégrité des informations échangées, ainsi que</text:span></text:p>
      <text:p text:style-name="P90"><text:span text:style-name="T87">l’authenticité du serveur contacté.</text:span><text:span text:style-name="T88">L’utilisation de cet outil est bénéfique dans le référencement </text:span><text:span text:style-name="T89">par les moteurs de recherche.Mais aussi un affichage des mises en garde clair lors de la visite de site.</text:span><text:span text:style-name="T90">L’objectif premier est de grantir l’authenticité d’un site consulté , de garantir l’intégrité et la confidentialité </text:span><text:span text:style-name="T91">des données </text:span><text:span text:style-name="T110">de types Man-In-The-Middle </text:span><text:span text:style-name="T111">(</text:span><text:span text:style-name="T112">é</text:span><text:span text:style-name="T111">coute modif ou interception des échanges à la volé par des tiers à l’insu de l’utilisateur.</text:span><text:span text:style-name="T113">De ce fait elles se traduient par de l’injection de contenu </text:span><text:span text:style-name="T91"><text:s/></text:span><text:span text:style-name="T89"><text:s/></text:span><text:span text:style-name="T114">malveillant qui conduit à la la consultations de pages piégés incitant aux téléchargements de codes malveillant </text:span><text:span text:style-name="T115">ou des attaques par rebond </text:span></text:p>
      <text:p text:style-name="P45"><text:soft-page-break/><text:tab/><text:span text:style-name="T121">R</text:span><text:span text:style-name="T122">és</text:span><text:span text:style-name="T121">eau local ou les sites dans lesquels la victime a un compte </text:span><text:span text:style-name="T123">Ne d</text:span><text:span text:style-name="T124">é</text:span><text:span text:style-name="T123">pend pas du contenu du site. Touche les utilisateur d’un site dynamique comme statique.</text:span><text:span text:style-name="T89">Empêche un utilisateur d’accepter de poursuivre la navigation sur un site non sécurisé en sautant les alertes de sécurité levés par les navigateurs </text:span></text:p>
      <text:p text:style-name="P46"><text:span text:style-name="T120">Le HSTS (HTTP Strict Transport Security)</text:span><text:tab/></text:p>
      <text:p text:style-name="P46"><text:s/>C'est un mécanisme de politique de sécurité proposé pour HTTP, permettant à</text:p>
      <text:p text:style-name="P46">un serveur web de déclaré à un agent utilisateur comparable qu'il doit interagir avec</text:p>
      <text:p text:style-name="P46">lui en utilisant une connexion sécurisée.</text:p>
      <text:p text:style-name="P46"><text:span text:style-name="T89"/></text:p>
      <text:p text:style-name="P46"><text:tab/><text:span text:style-name="T89">Le mise en œuvre de HSTS se fait par la transmission d’un en-tête HTTP lors de l’accès au site</text:span></text:p>
      <text:p text:style-name="P46"><text:span text:style-name="T89">en HTTPS pour assurer son intégrité. Par défaut, la stratégie HSTS d’un site est enregistrée par le</text:span></text:p>
      <text:p text:style-name="P46"><text:span text:style-name="T89">navigateur lorsqu’il est visité pour la première fois (trust on ﬁrst use). Pour combler cette vulnéra-</text:span></text:p>
      <text:p text:style-name="P46"><text:span text:style-name="T89">bilité initiale, le gérant d’un site peut décider de l’inscrire à une « liste préchargée » (voir HSTS</text:span></text:p>
      <text:p text:style-name="P46"><text:span text:style-name="T89">preload 10 ) de sites accessibles seulement en HTTPS, connue à l’avance par les navigateurs.</text:span></text:p>
      <text:p text:style-name="P46"><text:span text:style-name="T89"/></text:p>
      <text:p text:style-name="P46"><text:span text:style-name="T89"/></text:p>
      <text:p text:style-name="P98"><text:span text:style-name="T89">4 </text:span><text:span text:style-name="T86">Description et mise en œuvre des mécanismes de sécurité web</text:span></text:p>
      <text:p text:style-name="P116"><text:span text:style-name="T92">A</text:span><text:span text:style-name="T86">) Same-Origin Policy (SOP)</text:span></text:p>
      <text:p text:style-name="P115"><text:span text:style-name="T117">F</text:span><text:span text:style-name="T116">onctionne en triple protocole.</text:span><text:span text:style-name="T117">Son objectif est de </text:span><text:span text:style-name="T118">Fourn</text:span><text:span text:style-name="T117">ir</text:span><text:span text:style-name="T118"> un cadre de contrôle des interactions possiblement effectuées par les éléments embraqués dans une page web.</text:span><text:span text:style-name="T117">Son principe est qu’il y a un </text:span></text:p>
      <text:p text:style-name="P49">Contrôle actif si il y a d<text:span text:style-name="T145">e la </text:span>communication cross origin <text:span text:style-name="T145">entraînant une </text:span>inclusion native de contenu au navigateur <text:span text:style-name="T125">mais l’accès à son contenu via du script est verrouillé.</text:span></text:p>
      <text:p text:style-name="P49"><text:span text:style-name="T147">L</text:span><text:span text:style-name="T146">orsque deux ressources embarquées sont issues d’une même Origin, aucune restriction n’est appliquée.</text:span></text:p>
      <text:p text:style-name="P50">À l’inverse, une stratégie de contrôle sera appliquée dans le cas de la</text:p>
      <text:p text:style-name="P50">communication entre des ressources embarquées d’Origin diﬀérentes, c’est-à-dire en Cross-Origin.</text:p>
      <text:p text:style-name="P49"/>
      <text:p text:style-name="P49"><text:span text:style-name="T147">L</text:span><text:span text:style-name="T146">es restrictions appliqués par la contrainte </text:span><text:span text:style-name="T73">SOP </text:span><text:span text:style-name="T146">se déclinent en fonction des subtilités accordés.</text:span></text:p>
      <text:p text:style-name="P50"/>
      <text:p text:style-name="P99"><text:tab/>-iframe : </text:p>
      <text:p text:style-name="P51"><text:span text:style-name="T147">U</text:span>ne page ayant pour Origin A comportant une iframe ayant pour Origin B ne peut</text:p>
      <text:p text:style-name="P51">pas accéder ou intervenir sur le contenu de cette iframe. De même, l’iframe ne peut pas accéder</text:p>
      <text:p text:style-name="P51">à l’URL de la page parente ou à son contenu ;</text:p>
      <text:p text:style-name="P51"/>
      <text:p text:style-name="P100"><text:s text:c="12"/>-XMLHttpRequest et Fetch :</text:p>
      <text:p text:style-name="P52"><text:span text:style-name="T147">Peut se définir comme étant l’</text:span>Appel d’une page par URL issu d’un site différent de l’origin </text:p>
      <text:p text:style-name="P52">Autorisé à émettre la requête mais la réponse sera par défaut refusée par le navigateur au <text:span text:style-name="T147">vu</text:span> du non respect de la SOP.</text:p>
      <text:p text:style-name="P101"/>
      <text:p text:style-name="P101"/>
      <text:p text:style-name="P101"><text:tab/>-Web Storage et IndexedDB :</text:p>
      <text:p text:style-name="P53">Les BDD locales et <text:span text:style-name="T148">WebStorage</text:span> et <text:span text:style-name="T148">IndexedDB</text:span> : Les bases de données locales <text:span text:style-name="T148">WebStorage</text:span> sont strictement propres à une Origin.</text:p>
      <text:p text:style-name="P53"/>
      <text:p text:style-name="P102"><text:tab/>-Cookie :</text:p>
      <text:p text:style-name="P54">l’accès à un cookie suit une stratégie similaire mais légèrement diﬀérente de SOP..<text:span text:style-name="T147">En effet, </text:span></text:p>
      <text:p text:style-name="P54">Le chemin qui suit le nom du domaine est contrôlé mais le port n’est pas pris en compte </text:p>
      <text:p text:style-name="P55">Un cookie peut être envoyés sur plusieurs sous domaine différents.</text:p>
      <text:p text:style-name="P55"/>
      <text:p text:style-name="P55"/>
      <text:p text:style-name="P103"><text:soft-page-break/><text:tab/>-Mise en œuvre de Content Security Policy (CSP)</text:p>
      <text:p text:style-name="P56">Standard à mettre en place lors de l’intégration d’un site ou d’une application web.</text:p>
      <text:p text:style-name="P57"/>
      <text:p text:style-name="P57">Contre mesure très efficace contre le XSS <text:span text:style-name="T149">car elle est une couche de sécurité ajoutée qui aide à détecter et atténuer certains type </text:span>d'attaques comme XSS (Cross-Site Scripting) et des injections de données(ces types d'attaque sont utilisées pour tout, du vol de données à la dégradation de sites,</text:p>
      <text:p text:style-name="P57">en passant par la distribution de logiciels malveillants).</text:p>
      <text:p text:style-name="P71"/>
      <text:p text:style-name="P71">Elle se traduit par la création d’une liste d’autorisations permettant d’identifier des incohérences avec l’origine du CSP. En effet, Les attaques XSS exploitent la confiance d'un navigateur dans le contenu recu du serveur.Des scripts malicieux sont exécuté par le navigateur de la victime car le navigateur faitconfiance à la source du contenu, même si celui-ci ne vient pas de la ou il devrait venir.Au niveau de sa mise en œuvre, elle doit être déclaré aux moyen d’une entête de réponse HTTP.Pour activer le CSP, l'on doit configurer son site web pour retourner le</text:p>
      <text:p text:style-name="P71">Content-Security-Policy HTTP header.</text:p>
      <text:p text:style-name="P71">(meta est un element utilisé pour configurer une politique (policy) :)</text:p>
      <text:p text:style-name="P121">&lt;meta</text:p>
      <text:p text:style-name="P121"><text:s text:c="2"/>http-equiv="Content-Security-Policy"</text:p>
      <text:p text:style-name="P121"><text:s text:c="2"/>content="default-src 'self'; img-src https://*; child-src 'none';" /&gt;</text:p>
      <text:p text:style-name="P71">Cette manœuvre est efficace seulement si l’application utilise un transport HTTPS sans cette dernière, la réponse n’est pas garantie.</text:p>
      <text:p text:style-name="P58"/>
      <text:p text:style-name="P58">A<text:span text:style-name="T151">u </text:span><text:s/><text:span text:style-name="T154">lieu </text:span>de configurer CSP, il faut utilisé le header HTTP : Content-Security-Policy et lui</text:p>
      <text:p text:style-name="P58">donner des valeurs pour contrôler quelles resources l'agent utilisateur est autorisé </text:p>
      <text:p text:style-name="P58">à charger pour cette page.</text:p>
      <text:p text:style-name="P58">Ex<text:span text:style-name="T150">emple </text:span><text:s/>: une page qui upload &amp; display image pourrait autorisé des images de n'importe ou</text:p>
      <text:p text:style-name="P58">mais réduire le formulaire d'action a un point précis.</text:p>
      <text:p text:style-name="P58"/>
      <text:p text:style-name="P72">Ces directives suivent des tyepes. En effet, c’est un ensemble de directives qui permttent de définir des restrictions à un certain types de ressources.</text:p>
      <text:p text:style-name="P72">Exemples :</text:p>
      <text:p text:style-name="P72"><text:tab/>-script-src, style-src, img-src, media-src, object-src, font-src : origines des JavaScript,</text:p>
      <text:p text:style-name="P72">CSS, des images, des éléments audio et vidéo, des contenus embarqués type PDF et des fontes ;</text:p>
      <text:p text:style-name="P72">nchild-src et frame-ancestors : origines des workers et frames enfants (child) et parents (an-</text:p>
      <text:p text:style-name="P72">cestors).</text:p>
      <text:p text:style-name="P58"/>
      <text:p text:style-name="P58">L’adoption de CSP contribue à la réduction des vulnérabilités XSS en bloquant par convention :</text:p>
      <text:p text:style-name="P58">nles ressources en base64 &lt;img src="data:image/png;base64,iV8/w...38==" /&gt; ;</text:p>
      <text:p text:style-name="P58">nla génération de code JavaScript par évaluation ;</text:p>
      <text:p text:style-name="P58">nl’utilisation de CSS et de JavaScript inline, directement dans les pages HTML.</text:p>
      <text:p text:style-name="P58"/>
      <text:p text:style-name="P59">l’utilisation de CSP réduit <text:span text:style-name="T126">la vulnérabilité en bloquant </text:span>:</text:p>
      <text:p text:style-name="P59"><text:tab/>-<text:span text:style-name="T126">L’utilisation de CSS et de JS inline directement dans les pages HTML </text:span></text:p>
      <text:p text:style-name="P59"><text:tab/>-<text:span text:style-name="T127">R</text:span><text:span text:style-name="T128">é</text:span><text:span text:style-name="T127">duction de la surface d’attaque donc de la probabilité </text:span><text:span text:style-name="T128">de l’apparition d’une vulnérabilité XSS  </text:span><text:span text:style-name="T129">par son focntionnemnt par déclarations des domaines </text:span><text:span text:style-name="T130">atteignables</text:span></text:p>
      <text:p text:style-name="P60">car un attaquant ne pourra pas demander au navigateur de récuperer du code malveillant <text:span text:style-name="T131">ou de divulguer des information </text:span><text:span text:style-name="T132">si l’accès ne figure pas sur la lsite des autorisations </text:span></text:p>
      <text:p text:style-name="P60"/>
      <text:p text:style-name="P60">En plus de réduire les domaines qui peuvent affiché du contenu, le serveur peut spécifier</text:p>
      <text:p text:style-name="P60">quels protocole are autorisé à l'utilisation, par exemple, le serveur peut spécial que</text:p>
      <text:p text:style-name="P60">tout le contenu doit être affiché utilisant seulement HTTPS. </text:p>
      <text:p text:style-name="P60"/>
      <text:p text:style-name="P60"><text:soft-page-break/></text:p>
      <text:p text:style-name="P60"/>
      <text:p text:style-name="P60"/>
      <text:p text:style-name="P60"/>
      <text:p text:style-name="P60">-<text:span text:style-name="T133">Primordial de définir un comportement par défaut afin de </text:span><text:span text:style-name="T134">f</text:span><text:span text:style-name="T133">aciliter le sui</text:span><text:span text:style-name="T134">vi </text:span><text:span text:style-name="T133">de l’</text:span><text:span text:style-name="T134">év</text:span><text:span text:style-name="T133">olution des CSP</text:span></text:p>
      <text:p text:style-name="P60"/>
      <text:p text:style-name="P47"><text:span text:style-name="T86">Une stratégie complète de sécurité de la transmission des données comprend non seulement</text:span></text:p>
      <text:p text:style-name="P47"><text:span text:style-name="T86">l'application de HTTPS pour le transfert de données, mais également le marquage de tous</text:span></text:p>
      <text:p text:style-name="P47"><text:span text:style-name="T86">les cookies avec l'attribut sécurisé et la fourniture de redirections automatiques des</text:span></text:p>
      <text:p text:style-name="P47"><text:span text:style-name="T86">pages HTTP vers leurs homologues HTTPS. Les sites peuvent également utiliser l'en-tête</text:span></text:p>
      <text:p text:style-name="P47"><text:span text:style-name="T86">HTTP Strict-Transport-Security pour s'assurer que les navigateurs s'y connectent</text:span></text:p>
      <text:p text:style-name="P47"><text:span text:style-name="T86">uniquement via un canal crypté.</text:span></text:p>
      <text:p text:style-name="P47"><text:span text:style-name="T86"/></text:p>
      <text:p text:style-name="P104"><text:tab/>- Protection contre le click jacking</text:p>
      <text:p text:style-name="P61"><text:span text:style-name="T152">Peut être definit comme étant une i</text:span>ncit<text:span text:style-name="T152">ation à </text:span><text:s/>l’utilisateur à cliquer sur du contenu en apparence <text:span text:style-name="T152">saint</text:span> mais le mène en ré<text:span text:style-name="T135">a</text:span>lit<text:span text:style-name="T135">é</text:span> à <text:span text:style-name="T135">e</text:span>ffect<text:span text:style-name="T135">ue</text:span>r des action à son insu sur d’autres sites.<text:span text:style-name="T152">De ce fait le principe <text:s/>qui s’en dégage est la </text:span><text:span text:style-name="T136">page piégé <text:s/>contenant des ifra</text:span><text:span text:style-name="T137">m</text:span><text:span text:style-name="T136">es masqué pointant vers les sites dans lesquels l’utilisateur a ouvert une session.</text:span></text:p>
      <text:p text:style-name="P73">Pour éviter cette dérive il y a une utilisation de la <text:span text:style-name="T153">directive frame-ancestors de CSP contre mesure </text:span></text:p>
      <text:p text:style-name="P74">qui a pour effet de <text:span text:style-name="T153">spécifier une li</text:span><text:span text:style-name="T138">s</text:span><text:span text:style-name="T153">te d’origine exclusif au navigateur.</text:span>Elle peut être utiliser dans le cadre de p<text:span text:style-name="T93">ages présentant une sensibilité</text:span><text:span text:style-name="T93"> particulière (changements de mdp ; virement…</text:span><text:span text:style-name="T95">)</text:span></text:p>
      <text:p text:style-name="P74"><text:span text:style-name="T95"/></text:p>
      <text:p text:style-name="P74"><text:span text:style-name="T95">U</text:span><text:span text:style-name="T86">ne collecte de rapport de violation peut être faite.En effet,une activation de l’envoi des rapports et faites sans imposer de blocage des ressources car ce dernie</text:span><text:span text:style-name="T96">r</text:span><text:span text:style-name="T86"> contient des données relatives à la navigation de l’utilisateur </text:span></text:p>
      <text:p text:style-name="P74"><text:span text:style-name="T86"/></text:p>
      <text:p text:style-name="P75"><text:span text:style-name="T86">Ce processus peut aussi demander l’utilisation des requêtes silencieuses.En effet, elles demandent <text:s/></text:span><text:span text:style-name="T97"><text:s/>au nav</text:span><text:span text:style-name="T86">igateur</text:span><text:span text:style-name="T97"> de passer des requêtes silencieuses sa</text:span><text:span text:style-name="T98">n</text:span><text:span text:style-name="T97">s passer par l’execution du code JS ou CSS</text:span></text:p>
      <text:p text:style-name="P62"><text:span text:style-name="T86">ping est implementé dans le navigateur et ne met pas en jeu l’utilisation de js.</text:span></text:p>
      <text:p text:style-name="P75"><text:span text:style-name="T86">Ce procédé a pour effet de </text:span><text:span text:style-name="T99">Augmentation <text:s/>de CSRF car la contre mesure ne s’activera pas car l’interdiction de <text:s/>la transmission d’un cookie de session lors d’une requête issue d’un script ne s’applique pas </text:span></text:p>
      <text:p text:style-name="P105"><text:span text:style-name="T30"><text:tab/>-</text:span><text:span text:style-name="T35">Démultiplie le nombre de requêtes émises lors du clic sur le lien et donc de pi</text:span><text:span text:style-name="T47">é</text:span><text:span text:style-name="T35">ger les victimes en distribuant des DDOS .</text:span></text:p>
      <text:p text:style-name="P63"><text:span text:style-name="T86"/></text:p>
      <text:p text:style-name="P76"><text:span text:style-name="T86">Des précautions d’usage des bases de données de type Web Storage </text:span><text:span text:style-name="T100">sont également.Les bases de stockage de données hors-ligne localStorage et sessionStorage sont des bases de données de type clé / valeur permettant l’enregistrement de données côté client par Origin respectivement persistantes et non persistantes.</text:span></text:p>
      <text:p text:style-name="P77"><text:span text:style-name="T100"/></text:p>
      <text:p text:style-name="P77"><text:span text:style-name="T100">L</text:span><text:span text:style-name="T86">es bases de données locales respectent les contraintes SOP (Same Origin Policy) c’est à dire que les données sont manipulés au sein d’une Origin accessibles que par cette Origin.</text:span></text:p>
      <text:p text:style-name="P78"><text:span text:style-name="T86">Exemple :</text:span></text:p>
      <text:p text:style-name="P78"><text:span text:style-name="T86"><text:tab/>-la page d’authentiﬁcation d’un site web peut accéder aux données du</text:span></text:p>
      <text:p text:style-name="P78"><text:span text:style-name="T86">localStorage de la connexion précédente ;</text:span></text:p>
      <text:p text:style-name="P79"><text:span text:style-name="T86">Il ne faut jamais des informations sensibles dans ces deux bases de données .</text:span></text:p>
      <text:p text:style-name="P79"><text:span text:style-name="T86"/></text:p>
      <text:p text:style-name="P80"><text:span text:style-name="T86">Les bases de données IndexedDb sont enregistrement persistant </text:span><text:span text:style-name="T101">qui permettent la rechercher et le stockage de clé objet dans le navigateur de l’utilisateur.</text:span><text:span text:style-name="T102">De ce fait il expose une Api asynchrone et un modèle transactionnel </text:span></text:p>
      <text:p text:style-name="P80"><text:span text:style-name="T102"/></text:p>
      <text:p text:style-name="P81"><text:soft-page-break/><text:span text:style-name="T102">A</text:span><text:span text:style-name="T86">u niveau de cookies des précautions sont à prendre en compte.</text:span><text:span text:style-name="T103">EN effet, par définition des cookies sont sont des petits morceaux de texte insérés dans le navigateur pendant la navigation.</text:span></text:p>
      <text:p text:style-name="P81"><text:span text:style-name="T103">Cela permet à des sites de reconnaître l'utilisateur, de conserver des informations</text:span></text:p>
      <text:p text:style-name="P82"><text:span text:style-name="T103">sur celui-ci.Sa durée est déterminée.Plus précisément, c’est un couple de clé valeur émis entre le navigateur et le serve</text:span><text:span text:style-name="T105">u</text:span><text:span text:style-name="T103">r de chaque cycle de requête / réponses grâce aux entête HTTPS cookie pour la requête cliente et le set cookie pour la réponse serveur.</text:span><text:span text:style-name="T104">Ceci est un avantage dans le maintien d’état entre le client et le serveur.</text:span><text:span text:style-name="T105">Il doit être utilisé </text:span><text:span text:style-name="T106"><text:s/>que pour le stockage d’</text:span><text:span text:style-name="T107">informations <text:s/>temporaires de faible volume </text:span><text:span text:style-name="T108">sans grande <text:s/>importance</text:span><text:span text:style-name="T109">s.</text:span><text:span text:style-name="T105">Il </text:span><text:span text:style-name="T139">dispose d’attributs de cloisonnement qui limite </text:span><text:span text:style-name="T155">son </text:span><text:span text:style-name="T139">exposition </text:span><text:span text:style-name="T155">et obéit</text:span><text:span text:style-name="T156"> à une stratégie de contrôle différente des SOP. </text:span><text:span text:style-name="T155">Se reposant sur un certain nombre d’attributs comme </text:span><text:span text:style-name="T156"><text:s/></text:span><text:span text:style-name="T155">par exemple le domain.</text:span></text:p>
      <text:p text:style-name="P86"><text:span text:style-name="T105">A</text:span><text:span text:style-name="T86">fin d’éviter qu’un cookie ne soit envoyé par correspondance involontairement sur l’attribut Domain avec le domaine ou le sous domaine en question, il est necessaire de </text:span></text:p>
      <text:p text:style-name="P106">Cloisonner les sessions au moyen de noms de domaines distincts <text:span text:style-name="T158">en r</text:span><text:span text:style-name="T36">eparti</text:span><text:span text:style-name="T48">ssant</text:span><text:span text:style-name="T36"> les périmètres de responsabilité d’une application web sur des domaines differents.</text:span></text:p>
      <text:p text:style-name="P64"/>
      <text:p text:style-name="P64"><text:span text:style-name="T158">L’attribut </text:span>Secure permet d’autoriser l’envoi du cookie uniquement lorsque la communication avec</text:p>
      <text:p text:style-name="P64">le serveur est considérée sécurisée (HTTPS). Ce point permet de limiter le vol de cookie <text:span text:style-name="T140">dans ce cas là l’utlisation de flag secure est obligatoire </text:span></text:p>
      <text:p text:style-name="P65"/>
      <text:p text:style-name="P65"/>
      <text:p text:style-name="P107">Definir une str<text:span text:style-name="T141">a</text:span>égie stricte d’envoi de cookie en c<text:span text:style-name="T142">r</text:span>o<text:span text:style-name="T142">s</text:span>s-site </text:p>
      <text:p text:style-name="P108"><text:tab/><text:span text:style-name="T30">-D</text:span><text:span text:style-name="T37">éf</text:span><text:span text:style-name="T30">inir l’attribut à Same-site à Strict </text:span></text:p>
      <text:p text:style-name="P66"/>
      <text:p text:style-name="P66">Au même titre qu’une donnée de formulaire ou un paramètre de requête, un cookie, comme</text:p>
      <text:p text:style-name="P66">la plupart des en-têtes HTTP, est à considérer comme une entrée maîtrisée par l’utilisateur et</text:p>
      <text:p text:style-name="P66">doit suivre le même circuit de validation. Notamment, un sous-domaine corrompu peut déﬁnir</text:p>
      <text:p text:style-name="P66">un cookie sur un domaine voisin ou parent, il faut donc vériﬁer la cohérence de l’information</text:p>
      <text:p text:style-name="P66">transmise par le client et, dans le cas d’un cookie de session, forcer une ré-authentiﬁcation en</text:p>
      <text:p text:style-name="P66">cas de doute.</text:p>
      <text:p text:style-name="P66"/>
      <text:p text:style-name="P66"/>
      <text:p text:style-name="P109">-XMLHttpRequest (XHR) et Cross-Origin Resource</text:p>
      <text:p text:style-name="P109">Sharing (CORS)</text:p>
      <text:p text:style-name="P86">Est par definition <text:s/>des s<text:span text:style-name="T159">olution</text:span>s<text:span text:style-name="T159"> d’échanges de données </text:span><text:span text:style-name="T143">entre un client js et un serveur </text:span></text:p>
      <text:p text:style-name="P67"/>
      <text:p text:style-name="P110"><text:tab/>-Utilisation de XMLHttpRequest (XHR)</text:p>
      <text:p text:style-name="P68">Utiliser XHR avec la methode GET sous certaines conditions <text:span text:style-name="T158">tel que </text:span></text:p>
      <text:p text:style-name="P111"><text:span text:style-name="T30"><text:tab/>-</text:span><text:span text:style-name="T38">Si elles comportent seulement des données publiques dans leurs URLS </text:span><text:span text:style-name="T48">ou pour récuperer des données sensbiles </text:span></text:p>
      <text:p text:style-name="P111"><text:span text:style-name="T38"><text:tab/>-</text:span><text:span text:style-name="T39">Pour récupérer des données non sensibles </text:span></text:p>
      <text:p text:style-name="P69"/>
      <text:p text:style-name="P112"><text:span text:style-name="T39">U</text:span><text:span text:style-name="T30">tiliser XHR avec la méthode POST :</text:span></text:p>
      <text:p text:style-name="P112"><text:span text:style-name="T30"><text:tab/></text:span><text:span text:style-name="T40">-</text:span><text:span text:style-name="T41">Évite</text:span><text:span text:style-name="T40"> les risques de fuites de données </text:span></text:p>
      <text:p text:style-name="P70"/>
      <text:p text:style-name="P113"><text:span text:style-name="T144">5.</text:span>6.2 Fonctionnement de Cross Origin Ressource Sharing (CORS)</text:p>
      <text:p text:style-name="P113"><text:span text:style-name="T160">Est la <text:s/></text:span><text:span text:style-name="T42">création d’un contrat entre le serveur de destination et le navigateur via des entêtes HTTPS.</text:span><text:span text:style-name="T49">De ce fait, elle dépasse la contrainte de SOP.De plus,elle c</text:span><text:span text:style-name="T50">oncer</text:span><text:span text:style-name="T43">n</text:span><text:span text:style-name="T50">e les requêtes silencieuses </text:span><text:span text:style-name="T43">cross-origin (soit les requêtes XHR ) </text:span><text:span text:style-name="T44">dont le co</text:span><text:span text:style-name="T45">nt</text:span><text:span text:style-name="T44">enu peut être lu en js et dont l’origin de l’url de destination est différente de l’Origin de la page.</text:span></text:p>
      <text:p text:style-name="P87">On peut classer les appels XHR en 2 catégories </text:p>
      <text:p text:style-name="P114"><text:span text:style-name="T44">C</text:span><text:span text:style-name="T30">lasse les appels XHR en 2 Catégories </text:span></text:p>
      <text:p text:style-name="P48"><text:tab/>-Appel en méthodes simples avec en-tête simples =&gt;requêtes émises sans js</text:p>
      <text:p text:style-name="P114"><text:soft-page-break/><text:span text:style-name="T30">-Ce n’est qu’à la réception de la réponse HTTP que le navigateur décidera si son co</text:span><text:span text:style-name="T46">n</text:span><text:span text:style-name="T30">tenu est accessible ou pas.</text:span></text:p>
      <text:p text:style-name="P48"/>
      <text:p text:style-name="P114"><text:span text:style-name="T30">-Si la requête ne respecte pas les conditions de la m</text:span><text:span text:style-name="T46">ét</text:span><text:span text:style-name="T30">hode simple avec entête simple alors l’échange cross origin sera annulé.</text:span></text:p>
      <text:p text:style-name="P48"/>
      <text:p text:style-name="P117"><text:span text:style-name="T158">5</text:span> Maintien en condition opérationnelle et de sécurité </text:p>
      <text:p text:style-name="P117"/>
      <text:p text:style-name="P117">Un composant dont la m<text:span text:style-name="T160">ise à jour a </text:span><text:s/>été négligé peut être vecteur d’attaque. </text:p>
      <text:p text:style-name="P118"><text:s/></text:p>
      <text:p text:style-name="P118">Maitrise des contenus</text:p>
      <text:p text:style-name="P84">Cette maîtrise de contenus passent par la définition des profils de déploiement spécifiques aux contexte.Via une gestion des erreurs spécifique par profil d’utilisation <text:span text:style-name="T157">et par contexte que ce soit en test ne production, la gestion des erreurs sera différente.</text:span></text:p>
      <text:p text:style-name="P84"/>
      <text:p text:style-name="P85">Elle passe aussi par un empêchement de déploiement d’un profil qui n’est pas adapté au contexte c’est à dire des contrôles automatisés ciblés </text:p>
      <text:p text:style-name="P85"/>
      <text:p text:style-name="P119"><text:s/>Maitrise des composants</text:p>
      <text:p text:style-name="P83">De nombreuses attaques sur les sites web</text:p>
      <text:p text:style-name="P83">aboutissent en exploitant des vulnérabilités connues dans les composants logiciels tiers et non</text:p>
      <text:p text:style-name="P83">dans le code spéciﬁque au site. Un tel scénario est d’autant plus regrettable lorsque le composant</text:p>
      <text:p text:style-name="P83">exploité est présent mais non utilisé : il convient de réduire la surface d’attaque en supprimant par</text:p>
      <text:p text:style-name="P83"><text:span text:style-name="T105">exemple les greﬀons inutiles des systèmes de gestion de contenu.</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Geneva, Swiss, SunSans-Regular"/>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0:10:38.842194686</meta:creation-date>
    <meta:generator>LibreOffice/7.3.6.2$Linux_X86_64 LibreOffice_project/30$Build-2</meta:generator>
    <dc:date>2022-09-27T22:45:16.943121060</dc:date>
    <meta:editing-duration>PT6H22M17S</meta:editing-duration>
    <meta:editing-cycles>101</meta:editing-cycles>
    <meta:document-statistic meta:table-count="0" meta:image-count="0" meta:object-count="0" meta:page-count="9" meta:paragraph-count="216" meta:word-count="4122" meta:character-count="26531" meta:non-whitespace-character-count="22491"/>
  </office:meta>
</office:document-meta>
</file>